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00000000C8CFF9BEF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/>
    <style:font-face style:name="Chivo Black" svg:font-family="'Chivo Black'" style:font-adornments="Normal" style:font-pitch="variable"/>
    <style:font-face style:name="Courier New" svg:font-family="'Courier New'" style:font-family-generic="modern" style:font-pitch="fixed"/>
    <style:font-face style:name="DIN Next LT Pro Medium Italic" svg:font-family="'DIN Next LT Pro Medium Italic'" style:font-adornments="Medium Italic" style:font-family-generic="swiss" style:font-pitch="variable"/>
    <style:font-face style:name="Fabrikat" svg:font-family="Fabrikat" style:font-adornments="Normal" style:font-family-generic="swiss" style:font-pitch="variable"/>
    <style:font-face style:name="IBM Plex Mono" svg:font-family="'IBM Plex Mono'" style:font-adornments="Itálica" style:font-family-generic="modern" style:font-pitch="fixed"/>
    <style:font-face style:name="IBM Plex Mono1" svg:font-family="'IBM Plex Mono'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nux Biolinum Keyboard" svg:font-family="'Linux Biolinum Keyboard'" style:font-adornments="Normal" style:font-pitch="variable"/>
    <style:font-face style:name="Lohit Devanagari" svg:font-family="'Lohit Devanagari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ource Sans Pro Semibold" svg:font-family="'Source Sans Pro Semibold'" style:font-adornments="Cursiva" style:font-family-generic="swiss" style:font-pitch="variable"/>
    <style:font-face style:name="Symbol" svg:font-family="Symbol" style:font-family-generic="system" style:font-pitch="variable"/>
    <style:font-face style:name="WenQuanYi Zen Hei Mono" svg:font-family="'WenQuanYi Zen Hei Mono'" style:font-family-generic="modern" style:font-pitch="fixed"/>
  </office:font-face-decls>
  <office:automatic-styles>
    <style:style style:name="Tabla1" style:family="table">
      <style:table-properties style:width="8.2cm" fo:margin-top="0.199cm" fo:margin-bottom="0.199cm" table:align="margins" style:writing-mode="lr-tb"/>
    </style:style>
    <style:style style:name="Tabla1.A" style:family="table-column">
      <style:table-column-properties style:column-width="4.101cm" style:rel-column-width="32768*"/>
    </style:style>
    <style:style style:name="Tabla1.B" style:family="table-column">
      <style:table-column-properties style:column-width="4.099cm" style:rel-column-width="3276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0b2ba5" officeooo:paragraph-rsid="002ec0d7"/>
    </style:style>
    <style:style style:name="P2" style:family="paragraph" style:parent-style-name="Footer">
      <style:text-properties officeooo:rsid="000b2ba5" officeooo:paragraph-rsid="006ae128"/>
    </style:style>
    <style:style style:name="P3" style:family="paragraph" style:parent-style-name="Footer">
      <style:text-properties officeooo:rsid="002ec0d7" officeooo:paragraph-rsid="006ae128"/>
    </style:style>
    <style:style style:name="P4" style:family="paragraph" style:parent-style-name="Footer">
      <style:text-properties officeooo:paragraph-rsid="0037e73e"/>
    </style:style>
    <style:style style:name="P5" style:family="paragraph" style:parent-style-name="Footer">
      <style:text-properties officeooo:paragraph-rsid="00307e24"/>
    </style:style>
    <style:style style:name="P6" style:family="paragraph" style:parent-style-name="Source_20_Code">
      <style:text-properties officeooo:rsid="0014160d" officeooo:paragraph-rsid="0014160d"/>
    </style:style>
    <style:style style:name="P7" style:family="paragraph" style:parent-style-name="Source_20_Code">
      <style:text-properties officeooo:paragraph-rsid="0014160d"/>
    </style:style>
    <style:style style:name="P8" style:family="paragraph" style:parent-style-name="Source_20_Code">
      <style:text-properties officeooo:rsid="001719a3" officeooo:paragraph-rsid="001719a3"/>
    </style:style>
    <style:style style:name="P9" style:family="paragraph" style:parent-style-name="Text_20_body">
      <style:text-properties officeooo:rsid="001719a3" officeooo:paragraph-rsid="001719a3"/>
    </style:style>
    <style:style style:name="P10" style:family="paragraph" style:parent-style-name="Source_20_Code">
      <style:text-properties officeooo:rsid="001719a3" officeooo:paragraph-rsid="001b7a77"/>
    </style:style>
    <style:style style:name="P11" style:family="paragraph" style:parent-style-name="Source_20_Code">
      <style:text-properties officeooo:paragraph-rsid="001719a3"/>
    </style:style>
    <style:style style:name="P12" style:family="paragraph" style:parent-style-name="Source_20_Code_20_Header">
      <style:text-properties officeooo:paragraph-rsid="001719a3"/>
    </style:style>
    <style:style style:name="P13" style:family="paragraph" style:parent-style-name="Source_20_Code">
      <style:text-properties officeooo:rsid="0017f8b0" officeooo:paragraph-rsid="0017f8b0"/>
    </style:style>
    <style:style style:name="P14" style:family="paragraph" style:parent-style-name="Source_20_Code">
      <style:text-properties officeooo:rsid="0017f8b0" officeooo:paragraph-rsid="0018751b"/>
    </style:style>
    <style:style style:name="P15" style:family="paragraph" style:parent-style-name="Source_20_Code">
      <style:text-properties officeooo:rsid="0017f8b0" officeooo:paragraph-rsid="001b7a77"/>
    </style:style>
    <style:style style:name="P16" style:family="paragraph" style:parent-style-name="Text_20_body">
      <style:paragraph-properties fo:text-align="center" style:justify-single-word="false"/>
      <style:text-properties officeooo:rsid="0017f8b0" officeooo:paragraph-rsid="0017f8b0"/>
    </style:style>
    <style:style style:name="P17" style:family="paragraph" style:parent-style-name="Source_20_Code">
      <style:text-properties officeooo:rsid="001b7a77" officeooo:paragraph-rsid="001b7a77"/>
    </style:style>
    <style:style style:name="P18" style:family="paragraph" style:parent-style-name="Text_20_body">
      <style:text-properties officeooo:rsid="001b7a77" officeooo:paragraph-rsid="001b7a77"/>
    </style:style>
    <style:style style:name="P19" style:family="paragraph" style:parent-style-name="Source_20_Code">
      <style:text-properties officeooo:rsid="001c9dad" officeooo:paragraph-rsid="001c9dad"/>
    </style:style>
    <style:style style:name="P20" style:family="paragraph" style:parent-style-name="Text_20_body">
      <style:text-properties officeooo:rsid="001c9dad" officeooo:paragraph-rsid="001c9dad"/>
    </style:style>
    <style:style style:name="P21" style:family="paragraph" style:parent-style-name="Source_20_Code">
      <style:text-properties officeooo:rsid="001c9dad" officeooo:paragraph-rsid="0007475c"/>
    </style:style>
    <style:style style:name="P22" style:family="paragraph" style:parent-style-name="Source_20_Code">
      <style:text-properties officeooo:rsid="001c9dad" officeooo:paragraph-rsid="002a4413"/>
    </style:style>
    <style:style style:name="P23" style:family="paragraph" style:parent-style-name="Source_20_Code">
      <style:text-properties officeooo:paragraph-rsid="001c9dad"/>
    </style:style>
    <style:style style:name="P24" style:family="paragraph" style:parent-style-name="Source_20_Code_20_Header">
      <style:text-properties officeooo:paragraph-rsid="001c9dad"/>
    </style:style>
    <style:style style:name="P25" style:family="paragraph" style:parent-style-name="Text_20_body">
      <style:text-properties officeooo:paragraph-rsid="001c9dad"/>
    </style:style>
    <style:style style:name="P26" style:family="paragraph" style:parent-style-name="Source_20_Code">
      <style:text-properties officeooo:rsid="001edc1f" officeooo:paragraph-rsid="001edc1f"/>
    </style:style>
    <style:style style:name="P27" style:family="paragraph" style:parent-style-name="Text_20_body">
      <style:text-properties officeooo:rsid="001edc1f" officeooo:paragraph-rsid="001edc1f"/>
    </style:style>
    <style:style style:name="P28" style:family="paragraph" style:parent-style-name="Source_20_Code">
      <style:text-properties officeooo:rsid="001ff324" officeooo:paragraph-rsid="001ff324"/>
    </style:style>
    <style:style style:name="P29" style:family="paragraph" style:parent-style-name="Text_20_body">
      <style:text-properties officeooo:rsid="001ff324" officeooo:paragraph-rsid="001ff324"/>
    </style:style>
    <style:style style:name="P30" style:family="paragraph" style:parent-style-name="Text_20_body">
      <style:text-properties officeooo:rsid="00221c5b" officeooo:paragraph-rsid="00221c5b"/>
    </style:style>
    <style:style style:name="P31" style:family="paragraph" style:parent-style-name="Source_20_Code_20_Header">
      <style:text-properties officeooo:paragraph-rsid="0007475c"/>
    </style:style>
    <style:style style:name="P32" style:family="paragraph" style:parent-style-name="Source_20_Code_20_Header">
      <style:text-properties officeooo:paragraph-rsid="0017f8b0"/>
    </style:style>
    <style:style style:name="P33" style:family="paragraph" style:parent-style-name="Source_20_Code_20_Header">
      <style:text-properties officeooo:paragraph-rsid="0018751b"/>
    </style:style>
    <style:style style:name="P34" style:family="paragraph" style:parent-style-name="Source_20_Code_20_Header">
      <style:text-properties officeooo:paragraph-rsid="001b7a77"/>
    </style:style>
    <style:style style:name="P35" style:family="paragraph" style:parent-style-name="Text_20_body">
      <style:text-properties officeooo:paragraph-rsid="001b7a77"/>
    </style:style>
    <style:style style:name="P36" style:family="paragraph" style:parent-style-name="Source_20_Code_20_Header">
      <style:text-properties officeooo:paragraph-rsid="001edc1f"/>
    </style:style>
    <style:style style:name="P37" style:family="paragraph" style:parent-style-name="Source_20_Code_20_Header">
      <style:text-properties officeooo:paragraph-rsid="001ff324"/>
    </style:style>
    <style:style style:name="P38" style:family="paragraph" style:parent-style-name="Table_20_Contents">
      <style:paragraph-properties fo:text-align="center" style:justify-single-word="false"/>
    </style:style>
    <style:style style:name="P39" style:family="paragraph" style:parent-style-name="Text_20_body">
      <style:text-properties style:font-name="Fabrikat" fo:font-size="13pt" officeooo:rsid="0005450f" officeooo:paragraph-rsid="000d8456" style:font-size-asian="10.5pt"/>
    </style:style>
    <style:style style:name="P40" style:family="paragraph" style:parent-style-name="Text_20_body">
      <style:text-properties style:font-name="Fabrikat" fo:font-size="13pt" officeooo:rsid="001719a3" officeooo:paragraph-rsid="001719a3" style:font-size-asian="10.5pt"/>
    </style:style>
    <style:style style:name="P41" style:family="paragraph" style:parent-style-name="Text_20_body">
      <style:text-properties officeooo:paragraph-rsid="0000ab9b"/>
    </style:style>
    <style:style style:name="P42" style:family="paragraph" style:parent-style-name="Text_20_body">
      <style:text-properties officeooo:paragraph-rsid="00101338"/>
    </style:style>
    <style:style style:name="P43" style:family="paragraph" style:parent-style-name="Text_20_body">
      <style:text-properties officeooo:paragraph-rsid="001577ec"/>
    </style:style>
    <style:style style:name="P44" style:family="paragraph" style:parent-style-name="Text_20_body">
      <style:text-properties officeooo:rsid="0096d073" officeooo:paragraph-rsid="0000ab9b"/>
    </style:style>
    <style:style style:name="P45" style:family="paragraph" style:parent-style-name="Text_20_body">
      <style:text-properties officeooo:paragraph-rsid="00065d8f"/>
    </style:style>
    <style:style style:name="P46" style:family="paragraph" style:parent-style-name="Text_20_body">
      <style:text-properties officeooo:rsid="00042ff5" officeooo:paragraph-rsid="0000ab9b"/>
    </style:style>
    <style:style style:name="P47" style:family="paragraph" style:parent-style-name="Text_20_body">
      <style:paragraph-properties fo:text-align="center" style:justify-single-word="false"/>
      <style:text-properties officeooo:rsid="00299278" officeooo:paragraph-rsid="00299278"/>
    </style:style>
    <style:style style:name="P48" style:family="paragraph" style:parent-style-name="Source_20_Code_20_Header">
      <style:text-properties officeooo:paragraph-rsid="002a4413"/>
    </style:style>
    <style:style style:name="P49" style:family="paragraph" style:parent-style-name="Text_20_body">
      <style:text-properties officeooo:paragraph-rsid="002a4413"/>
    </style:style>
    <style:style style:name="P50" style:family="paragraph" style:parent-style-name="Source_20_Code">
      <style:text-properties officeooo:rsid="00285a8f" officeooo:paragraph-rsid="002a4413"/>
    </style:style>
    <style:style style:name="P51" style:family="paragraph" style:parent-style-name="Text_20_body">
      <style:text-properties officeooo:rsid="00285a8f" officeooo:paragraph-rsid="002a4413"/>
    </style:style>
    <style:style style:name="P52" style:family="paragraph" style:parent-style-name="Source_20_Code">
      <style:text-properties officeooo:rsid="002e3efc" officeooo:paragraph-rsid="002e3efc"/>
    </style:style>
    <style:style style:name="P53" style:family="paragraph" style:parent-style-name="Source_20_Code">
      <style:text-properties officeooo:rsid="002f92d8" officeooo:paragraph-rsid="002f92d8"/>
    </style:style>
    <style:style style:name="P54" style:family="paragraph" style:parent-style-name="Title" style:master-page-name="Standard">
      <style:paragraph-properties style:page-number="1" fo:break-before="page"/>
      <style:text-properties officeooo:rsid="000fcf37" officeooo:paragraph-rsid="000fcf37"/>
    </style:style>
    <style:style style:name="P55" style:family="paragraph" style:parent-style-name="Heading_20_2">
      <style:paragraph-properties fo:break-before="page"/>
    </style:style>
    <style:style style:name="P56" style:family="paragraph" style:parent-style-name="Numerada" style:list-style-name="Numbering_20_1">
      <style:paragraph-properties fo:margin-left="1cm" fo:text-indent="0cm" style:auto-text-indent="false"/>
    </style:style>
    <style:style style:name="P57" style:family="paragraph" style:parent-style-name="Numerada" style:list-style-name="Numbering_20_1">
      <style:paragraph-properties fo:margin-left="1cm" fo:text-indent="0cm" style:auto-text-indent="false"/>
      <style:text-properties officeooo:paragraph-rsid="001719a3"/>
    </style:style>
    <style:style style:name="P58" style:family="paragraph" style:parent-style-name="Numerada" style:list-style-name="Numbering_20_1">
      <style:paragraph-properties fo:margin-left="1cm" fo:text-indent="0cm" style:auto-text-indent="false"/>
      <style:text-properties officeooo:rsid="0017f8b0" officeooo:paragraph-rsid="0017f8b0"/>
    </style:style>
    <style:style style:name="P59" style:family="paragraph" style:parent-style-name="Numerada" style:list-style-name="Numbering_20_1">
      <style:paragraph-properties fo:margin-left="1cm" fo:text-indent="0cm" style:auto-text-indent="false"/>
      <style:text-properties officeooo:rsid="00248cca" officeooo:paragraph-rsid="00248cca"/>
    </style:style>
    <style:style style:name="P60" style:family="paragraph" style:parent-style-name="Source_20_Code">
      <style:text-properties officeooo:rsid="0017f8b0" officeooo:paragraph-rsid="0017f8b0"/>
    </style:style>
    <style:style style:name="P61" style:family="paragraph" style:parent-style-name="Source_20_Code">
      <style:text-properties officeooo:rsid="0033c5ea" officeooo:paragraph-rsid="0033c5ea"/>
    </style:style>
    <style:style style:name="P62" style:family="paragraph" style:parent-style-name="Source_20_Code">
      <style:text-properties officeooo:rsid="001ff324" officeooo:paragraph-rsid="001ff324"/>
    </style:style>
    <style:style style:name="P63" style:family="paragraph" style:parent-style-name="Source_20_Code">
      <style:paragraph-properties style:writing-mode="lr-tb"/>
      <style:text-properties officeooo:rsid="001ff324" officeooo:paragraph-rsid="00351ba0"/>
    </style:style>
    <style:style style:name="P64" style:family="paragraph" style:parent-style-name="Source_20_Code">
      <style:text-properties officeooo:paragraph-rsid="0017f8b0"/>
    </style:style>
    <style:style style:name="P65" style:family="paragraph" style:parent-style-name="Source_20_Code">
      <style:paragraph-properties style:writing-mode="lr-tb"/>
      <style:text-properties officeooo:rsid="00351ba0" officeooo:paragraph-rsid="00351ba0"/>
    </style:style>
    <style:style style:name="P66" style:family="paragraph" style:parent-style-name="Source_20_Code_20_Header">
      <style:text-properties officeooo:paragraph-rsid="0033c5ea"/>
    </style:style>
    <style:style style:name="P67" style:family="paragraph" style:parent-style-name="Source_20_Code_20_Header">
      <style:text-properties officeooo:paragraph-rsid="00351ba0"/>
    </style:style>
    <style:style style:name="P68" style:family="paragraph" style:parent-style-name="Text_20_body">
      <style:text-properties officeooo:paragraph-rsid="00101338"/>
    </style:style>
    <style:style style:name="P69" style:family="paragraph" style:parent-style-name="Text_20_body">
      <style:paragraph-properties style:writing-mode="lr-tb"/>
      <style:text-properties officeooo:rsid="00221c5b" officeooo:paragraph-rsid="00221c5b"/>
    </style:style>
    <style:style style:name="P70" style:family="paragraph" style:parent-style-name="Text_20_body">
      <style:text-properties officeooo:rsid="00324bdf" officeooo:paragraph-rsid="00324bdf"/>
    </style:style>
    <style:style style:name="P71" style:family="paragraph" style:parent-style-name="Text_20_body">
      <style:paragraph-properties style:writing-mode="lr-tb"/>
      <style:text-properties officeooo:rsid="00324bdf" officeooo:paragraph-rsid="00324bdf"/>
    </style:style>
    <style:style style:name="P72" style:family="paragraph" style:parent-style-name="Text_20_body">
      <style:text-properties officeooo:rsid="0017f8b0" officeooo:paragraph-rsid="0017f8b0"/>
    </style:style>
    <style:style style:name="P73" style:family="paragraph" style:parent-style-name="Text_20_body">
      <style:text-properties officeooo:rsid="0033c5ea" officeooo:paragraph-rsid="0033c5ea"/>
    </style:style>
    <style:style style:name="P74" style:family="paragraph" style:parent-style-name="Text_20_body">
      <style:text-properties officeooo:rsid="001719a3" officeooo:paragraph-rsid="0033c5ea"/>
    </style:style>
    <style:style style:name="P75" style:family="paragraph" style:parent-style-name="Text_20_body">
      <style:text-properties officeooo:rsid="00351ba0" officeooo:paragraph-rsid="00351ba0"/>
    </style:style>
    <style:style style:name="P76" style:family="paragraph" style:parent-style-name="Text_20_body">
      <style:text-properties officeooo:paragraph-rsid="00351ba0"/>
    </style:style>
    <style:style style:name="P77" style:family="paragraph" style:parent-style-name="Título_20_Ejercicio" style:list-style-name="Trabajo_20_Practico"/>
    <style:style style:name="P78" style:family="paragraph" style:parent-style-name="Título_20_Ejercicio" style:list-style-name="Trabajo_20_Practico">
      <style:text-properties officeooo:paragraph-rsid="001577ec"/>
    </style:style>
    <style:style style:name="P79" style:family="paragraph" style:parent-style-name="Título_20_Ejercicio" style:list-style-name="Trabajo_20_Practico">
      <style:text-properties officeooo:rsid="001719a3" officeooo:paragraph-rsid="001719a3"/>
    </style:style>
    <style:style style:name="P80" style:family="paragraph" style:parent-style-name="Título_20_Ejercicio" style:list-style-name="Trabajo_20_Practico">
      <style:text-properties officeooo:rsid="001b7a77" officeooo:paragraph-rsid="001b7a77"/>
    </style:style>
    <style:style style:name="P81" style:family="paragraph" style:parent-style-name="Título_20_Ejercicio" style:list-style-name="Trabajo_20_Practico">
      <style:text-properties officeooo:rsid="001577ec" officeooo:paragraph-rsid="001577ec"/>
    </style:style>
    <style:style style:name="P82" style:family="paragraph" style:parent-style-name="Título_20_Ejercicio" style:list-style-name="Trabajo_20_Practico">
      <style:text-properties officeooo:rsid="00285a8f" officeooo:paragraph-rsid="002a4413"/>
    </style:style>
    <style:style style:name="P83" style:family="paragraph" style:parent-style-name="Título_20_Ejercicio" style:list-style-name="Trabajo_20_Practico">
      <style:text-properties officeooo:rsid="001ff324" officeooo:paragraph-rsid="001ff324"/>
    </style:style>
    <style:style style:name="P84" style:family="paragraph" style:parent-style-name="Título_20_Ejercicio" style:list-style-name="Trabajo_20_Practico">
      <style:text-properties officeooo:rsid="0033c5ea" officeooo:paragraph-rsid="0033c5ea"/>
    </style:style>
    <style:style style:name="P85" style:family="paragraph" style:parent-style-name="Título_20_Ejercicio" style:list-style-name="Trabajo_20_Practico">
      <style:text-properties officeooo:rsid="00351ba0" officeooo:paragraph-rsid="00351ba0"/>
    </style:style>
    <style:style style:name="T1" style:family="text">
      <style:text-properties officeooo:rsid="00277460"/>
    </style:style>
    <style:style style:name="T2" style:family="text">
      <style:text-properties style:font-name="Fabrikat" fo:font-size="13pt" style:font-size-asian="10.5pt"/>
    </style:style>
    <style:style style:name="T3" style:family="text">
      <style:text-properties style:font-name="Fabrikat" fo:font-size="13pt" officeooo:rsid="00176edb" style:font-size-asian="10.5pt"/>
    </style:style>
    <style:style style:name="T4" style:family="text">
      <style:text-properties style:font-name="Fabrikat" fo:font-size="13pt" officeooo:rsid="000b2ba5" style:font-size-asian="10.5pt"/>
    </style:style>
    <style:style style:name="T5" style:family="text">
      <style:text-properties style:font-name="Fabrikat" fo:font-size="13pt" officeooo:rsid="0007475c" style:font-size-asian="10.5pt"/>
    </style:style>
    <style:style style:name="T6" style:family="text">
      <style:text-properties style:font-name="Fabrikat" fo:font-size="13pt" officeooo:rsid="0014160d" style:font-size-asian="10.5pt"/>
    </style:style>
    <style:style style:name="T7" style:family="text">
      <style:text-properties style:font-name="Fabrikat" fo:font-size="13pt" officeooo:rsid="0018751b" style:font-size-asian="10.5pt"/>
    </style:style>
    <style:style style:name="T8" style:family="text">
      <style:text-properties style:font-name="Fabrikat" fo:font-size="13pt" officeooo:rsid="002ac7dc" style:font-size-asian="10.5pt"/>
    </style:style>
    <style:style style:name="T9" style:family="text">
      <style:text-properties style:font-name="Fabrikat" fo:font-size="13pt" fo:font-weight="normal" officeooo:rsid="00065d8f" style:font-size-asian="10.5pt" style:font-weight-asian="normal" style:font-weight-complex="normal"/>
    </style:style>
    <style:style style:name="T10" style:family="text">
      <style:text-properties officeooo:rsid="003b54cc"/>
    </style:style>
    <style:style style:name="T11" style:family="text">
      <style:text-properties officeooo:rsid="0012abe4"/>
    </style:style>
    <style:style style:name="T12" style:family="text">
      <style:text-properties officeooo:rsid="0037e73e"/>
    </style:style>
    <style:style style:name="T13" style:family="text">
      <style:text-properties officeooo:rsid="006ae128"/>
    </style:style>
    <style:style style:name="T14" style:family="text">
      <style:text-properties officeooo:rsid="0080803c"/>
    </style:style>
    <style:style style:name="T15" style:family="text">
      <style:text-properties officeooo:rsid="0096d073"/>
    </style:style>
    <style:style style:name="T16" style:family="text">
      <style:text-properties officeooo:rsid="007ebd3b"/>
    </style:style>
    <style:style style:name="T17" style:family="text">
      <style:text-properties officeooo:rsid="0045d22b"/>
    </style:style>
    <style:style style:name="T18" style:family="text">
      <style:text-properties officeooo:rsid="00065d8f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702a33" style:font-weight-asian="normal" style:font-weight-complex="normal"/>
    </style:style>
    <style:style style:name="T21" style:family="text">
      <style:text-properties fo:font-weight="normal" officeooo:rsid="0033c5ea" style:font-weight-asian="normal" style:font-weight-complex="normal"/>
    </style:style>
    <style:style style:name="T22" style:family="text">
      <style:text-properties officeooo:rsid="00400fdf"/>
    </style:style>
    <style:style style:name="T23" style:family="text">
      <style:text-properties officeooo:rsid="004116d3"/>
    </style:style>
    <style:style style:name="T24" style:family="text">
      <style:text-properties officeooo:rsid="00702a33"/>
    </style:style>
    <style:style style:name="T25" style:family="text">
      <style:text-properties officeooo:rsid="006f60bf"/>
    </style:style>
    <style:style style:name="T26" style:family="text">
      <style:text-properties officeooo:rsid="0007475c"/>
    </style:style>
    <style:style style:name="T27" style:family="text">
      <style:text-properties officeooo:rsid="0082ed05"/>
    </style:style>
    <style:style style:name="T28" style:family="text">
      <style:text-properties officeooo:rsid="003f282e"/>
    </style:style>
    <style:style style:name="T29" style:family="text">
      <style:text-properties officeooo:rsid="000d8456"/>
    </style:style>
    <style:style style:name="T30" style:family="text">
      <style:text-properties officeooo:rsid="00112239"/>
    </style:style>
    <style:style style:name="T31" style:family="text">
      <style:text-properties officeooo:rsid="0014160d"/>
    </style:style>
    <style:style style:name="T32" style:family="text">
      <style:text-properties officeooo:rsid="001577ec"/>
    </style:style>
    <style:style style:name="T33" style:family="text">
      <style:text-properties officeooo:rsid="001719a3"/>
    </style:style>
    <style:style style:name="T34" style:family="text">
      <style:text-properties fo:font-size="13pt" officeooo:rsid="0014160d" style:font-size-asian="10.5pt"/>
    </style:style>
    <style:style style:name="T35" style:family="text">
      <style:text-properties officeooo:rsid="0017f8b0"/>
    </style:style>
    <style:style style:name="T36" style:family="text">
      <style:text-properties officeooo:rsid="0018751b"/>
    </style:style>
    <style:style style:name="T37" style:family="text">
      <style:text-properties officeooo:rsid="001a2539"/>
    </style:style>
    <style:style style:name="T38" style:family="text">
      <style:text-properties officeooo:rsid="001b7a77"/>
    </style:style>
    <style:style style:name="T39" style:family="text">
      <style:text-properties officeooo:rsid="001c9dad"/>
    </style:style>
    <style:style style:name="T40" style:family="text">
      <style:text-properties officeooo:rsid="001ff324"/>
    </style:style>
    <style:style style:name="T41" style:family="text">
      <style:text-properties officeooo:rsid="00225d6d"/>
    </style:style>
    <style:style style:name="T42" style:family="text">
      <style:text-properties officeooo:rsid="002685bd"/>
    </style:style>
    <style:style style:name="T43" style:family="text">
      <style:text-properties officeooo:rsid="00282098"/>
    </style:style>
    <style:style style:name="T44" style:family="text">
      <style:text-properties officeooo:rsid="00299278"/>
    </style:style>
    <style:style style:name="T45" style:family="text">
      <style:text-properties officeooo:rsid="00285a8f"/>
    </style:style>
    <style:style style:name="T46" style:family="text">
      <style:text-properties officeooo:rsid="002ac7dc"/>
    </style:style>
    <style:style style:name="T47" style:family="text">
      <style:text-properties officeooo:rsid="002e3efc"/>
    </style:style>
    <style:style style:name="T48" style:family="text">
      <style:text-properties officeooo:rsid="0031160a"/>
    </style:style>
    <style:style style:name="T49" style:family="text">
      <style:text-properties officeooo:rsid="0031b65a"/>
    </style:style>
    <style:style style:name="T50" style:family="text">
      <style:text-properties officeooo:rsid="00324bdf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officeooo:rsid="0033c5ea"/>
    </style:style>
    <style:style style:name="T53" style:family="text">
      <style:text-properties officeooo:rsid="00351ba0"/>
    </style:style>
    <style:style style:name="fr1" style:family="graphic" style:parent-style-name="Graphics">
      <style:graphic-properties fo:margin-left="0.318cm" fo:margin-right="0.318cm" fo:margin-top="0.318cm" fo:margin-bottom="0.318cm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.6cm">
          <style:column-sep style:width="0.009cm" style:color="#000000" style:height="100%" style:style="none"/>
          <style:column style:rel-width="32767*" fo:start-indent="0cm" fo:end-indent="0.3cm"/>
          <style:column style:rel-width="32768*" fo:start-indent="0.3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Ejercicios <text:span text:style-name="T49">bloque </text:span><text:span text:style-name="T46">I</text:span></text:p>
      <text:p text:style-name="P39">La entrega de estos ejercicios debe ser en archivos individuales <text:span text:style-name="T33">en el campus o </text:span><text:span text:style-name="T29">vía correo electrónico a </text:span><text:a xlink:type="simple" xlink:href="mailto:mrvilugron@unrn.edu.ar" text:style-name="Internet_20_link" text:visited-style-name="Visited_20_Internet_20_Link"><text:span text:style-name="T29">mrvilugron@unrn.edu.ar</text:span></text:a><text:span text:style-name="T29">. No compact</text:span><text:span text:style-name="T48">en</text:span><text:span text:style-name="T29"> los archivos, </text:span><text:span text:style-name="T48">así los puedo revisar más rápido.</text:span></text:p>
      <text:p text:style-name="P40">No olviden:</text:p>
      <text:list text:style-name="Numbering_20_1">
        <text:list-item>
          <text:p text:style-name="P56"><text:span text:style-name="T50">Anoten q</text:span><text:span text:style-name="T49">ue es lo que se espera de entrada y que es lo que esperan que salga.</text:span></text:p>
        </text:list-item>
        <text:list-item>
          <text:p text:style-name="P58"><text:span text:style-name="T2">Sigan la forma de la salida siempre que sea posible, </text:span><text:span text:style-name="T7">pueden agregar información adicional si lo desean, pero mantengan los programas simples.</text:span></text:p>
        </text:list-item>
        <text:list-item>
          <text:p text:style-name="P56"><text:span text:style-name="T2">Un archivo por cada e</text:span><text:span text:style-name="T6">jercicio </text:span><text:span text:style-name="T2">y el </text:span><text:span text:style-name="T6">nombre del mismo deberá ser </text:span><text:span text:style-name="Example"><text:span text:style-name="T34">apellido-numero.py</text:span></text:span><text:span text:style-name="T6">, </text:span><text:span text:style-name="T8">para que sea más fácil de revisar, no lo compacten (zip/rar/etc)</text:span></text:p>
        </text:list-item>
        <text:list-item>
          <text:p text:style-name="P56"><text:span text:style-name="T33">Si hay un número, asuman que es un</text:span><text:span text:style-name="T48">o</text:span><text:span text:style-name="T33"> </text:span><text:span text:style-name="T48">entero </text:span><text:span text:style-name="T46">natural</text:span> incluyendo el cero, salvo que sea indicad<text:span text:style-name="T33">a otra cosa </text:span><text:span text:style-name="T48">y vean si es realmente necesario considerar los números negativos.</text:span></text:p>
        </text:list-item>
        <text:list-item>
          <text:p text:style-name="P57"><text:span text:style-name="T33">Algunos ejercicios tienen indicados extras que agregan alguna cosa extra o cambian la dificultad del ejercicio, </text:span><text:span text:style-name="T39">si intentan el extra, la entrega es del mismo.</text:span></text:p>
        </text:list-item>
        <text:list-item>
          <text:p text:style-name="P59"><text:span text:style-name="T49">Indiquen en cada ejercicio resuelto </text:span>4 valores de entrada con su respectiva salida <text:span text:style-name="T49">dentro de un comentario.</text:span></text:p>
        </text:list-item>
      </text:list>
      <text:p text:style-name="Source_20_Code_20_Header">Todos los archivos deben tener al principio <text:span text:style-name="T49">este comentario con sus datos:</text:span></text:p>
      <text:p text:style-name="P7"><text:span text:style-name="T30"># </text:span><text:span text:style-name="T31">Martín René Vilugrón</text:span></text:p>
      <text:p text:style-name="P7"><text:span text:style-name="T31"># </text:span><text:span text:style-name="T30">mrvilugron@unrn.edu.ar</text:span></text:p>
      <text:p text:style-name="P6"># Ejercicios Python – 1</text:p>
      <text:p text:style-name="P69">Pueden preguntar lo que quieran por Discord en el canal <text:a xlink:type="simple" xlink:href="https://discord.com/channels/938765481840619571/942197325156212736" text:style-name="Internet_20_link" text:visited-style-name="Visited_20_Internet_20_Link">#python</text:a>. Creen un hilo con el número de<text:span text:style-name="T50">l</text:span> ejercicio <text:span text:style-name="T50">que les trajo problemas y copiando el enunciado los podemos ayudar más rápido.</text:span></text:p>
      <text:p text:style-name="P71">Observen de usar lo que vemos en clases y está en el apunte, Python ofrece más opciones para resolver los ejercicios que no serán tomadas como válidas.</text:p>
      <text:p text:style-name="P30">Si no llegan a todos los ejercicios, ¡no hay problema! Esto no es con nota, es para que practiquen.</text:p>
      <text:p text:style-name="Amplificada">!<text:span text:style-name="T41">La clave de la programación es la práctica, por lo que les recomiendo fuertemente que </text:span><text:span text:style-name="T42">no </text:span><text:span text:style-name="T41">busquen la solución al problema en internet. </text:span><text:span text:style-name="T42">Así como es muy recomendable implementar múltiples soluciones a cada ejercicio.</text:span></text:p>
      <text:h text:style-name="P55" text:outline-level="2">Ejercicios</text:h>
      <text:section text:style-name="Sect1" text:name="Sección1">
        <text:list text:style-name="Trabajo_20_Practico">
          <text:list-item>
            <text:h text:style-name="P77" text:outline-level="3"><text:span text:style-name="T38">Cálculo</text:span> de área</text:h>
          </text:list-item>
        </text:list>
        <text:p text:style-name="P42"><text:span text:style-name="T17">Escribir un programa que solicite al usuario la base y la altura, calcule el área del triángulo y muestre el resultado por pantalla.</text:span></text:p>
        <text:p text:style-name="P32"><text:span text:style-name="T35">E</text:span>ntrada</text:p>
        <text:p text:style-name="P13">1<text:span text:style-name="T47">4.4</text:span></text:p>
        <text:p text:style-name="P13">7</text:p>
        <text:p text:style-name="P32">Salida</text:p>
        <text:p text:style-name="P52">100.8</text:p>
        <text:p text:style-name="P16"><draw:frame draw:style-name="fr3" draw:name="Objeto1" text:anchor-type="as-char" svg:y="-0.619cm" svg:width="2.293cm" svg:height="0.998cm" draw:z-index="0"><draw:object xlink:href="./Object 3" xlink:type="simple" xlink:show="embed" xlink:actuate="onLoad"/><draw:image xlink:href="./ObjectReplacements/Object 3" xlink:type="simple" xlink:show="embed" xlink:actuate="onLoad"/></draw:frame></text:p>
        <text:list text:continue-numbering="true" text:style-name="Trabajo_20_Practico">
          <text:list-item>
            <text:h text:style-name="P77" text:outline-level="3">Costo de combustible</text:h>
          </text:list-item>
        </text:list>
        <text:p text:style-name="P42"><text:span text:style-name="T17">Escribir un programa que solicite al usuario el precio y la cantidad de combustible cargado e imprima el costo total de la carga de combustible.</text:span> </text:p>
        <text:p text:style-name="Source_20_Code_20_Header"><text:span text:style-name="T36">Ent</text:span>rada</text:p>
        <text:p text:style-name="P14">15</text:p>
        <text:p text:style-name="P14">7</text:p>
        <text:p text:style-name="P33">Salida</text:p>
        <text:p text:style-name="P14">59,5</text:p>
        <text:list text:continue-numbering="true" text:style-name="Trabajo_20_Practico">
          <text:list-item>
            <text:h text:style-name="P77" text:outline-level="3">Aprobado</text:h>
          </text:list-item>
        </text:list>
        <text:p text:style-name="P42">Escribir un programa que solicite el número de la nota de un alumno y determine si este paso o no el examen.<text:span text:style-name="T17"> Considerar notas mayores o iguales a 4 como aprobadas.</text:span></text:p>
        <text:p text:style-name="P32"><text:span text:style-name="T35">E</text:span>ntrada</text:p>
        <text:p text:style-name="P13">6</text:p>
        <text:p text:style-name="P32">Salida</text:p>
        <text:p text:style-name="P13">aprobado</text:p>
        <text:list text:continue-numbering="true" text:style-name="Trabajo_20_Practico">
          <text:list-item>
            <text:h text:style-name="P77" text:outline-level="3">Comparación de <text:span text:style-name="T14">2</text:span> <text:span text:style-name="T15">valores</text:span></text:h>
          </text:list-item>
        </text:list>
        <text:p text:style-name="P41">Escribir un programa que <text:span text:style-name="T14">dados 2 números ingresados, indique cuál es el menor</text:span>.</text:p>
        <text:p text:style-name="P32"><text:span text:style-name="T35">E</text:span>ntrada</text:p>
        <text:p text:style-name="P13">15</text:p>
        <text:p text:style-name="P13">7</text:p>
        <text:p text:style-name="P32">Salida</text:p>
        <text:p text:style-name="P13">7</text:p>
        <text:list text:continue-numbering="true" text:style-name="Trabajo_20_Practico">
          <text:list-item>
            <text:h text:style-name="P79" text:outline-level="3">Arbolito</text:h>
          </text:list-item>
        </text:list>
        <text:p text:style-name="P9">Escribir un programa que imprima un arbolito:</text:p>
        <text:p text:style-name="Source_20_Code"><text:s text:c="5"/>*</text:p>
        <text:p text:style-name="Source_20_Code"><text:s text:c="4"/>***</text:p>
        <text:p text:style-name="Source_20_Code"><text:s text:c="3"/>*****</text:p>
        <text:p text:style-name="P11"><text:s text:c="2"/>*******</text:p>
        <text:p text:style-name="P11"><text:s text:c="5"/><text:span text:style-name="T33">||</text:span></text:p>
        <text:p text:style-name="P9"><text:span text:style-name="Strong_20_Emphasis">E</text:span><text:span text:style-name="Strong_20_Emphasis"><text:span text:style-name="T37">xtra</text:span></text:span>: Imprimir un árbol de un tamaño pedido al usuario</text:p>
        <text:list text:continue-numbering="true" text:style-name="Trabajo_20_Practico">
          <text:list-item>
            <text:h text:style-name="P77" text:outline-level="3"><text:soft-page-break/>Transformación de un número</text:h>
          </text:list-item>
        </text:list>
        <text:p text:style-name="P41">Escribir un programa que permita transformar un número <text:span text:style-name="T16">solicitado </text:span>expresado en grados,<text:span text:style-name="T33"> </text:span>minutos y segundos a segundos.</text:p>
        <text:p text:style-name="P12">Entrada</text:p>
        <text:p text:style-name="P8">1</text:p>
        <text:p text:style-name="P8">5</text:p>
        <text:p text:style-name="P8">10</text:p>
        <text:p text:style-name="P12">Salida</text:p>
        <text:p text:style-name="P13">3910</text:p>
        <text:p text:style-name="P72">Recuerden que un grado son 60 minutos y un minuto son 60 segundos.</text:p>
        <text:list text:continue-numbering="true" text:style-name="Trabajo_20_Practico">
          <text:list-item>
            <text:h text:style-name="P84" text:outline-level="3">Secuencia</text:h>
          </text:list-item>
        </text:list>
        <text:p text:style-name="P73">Escribir un programa que muestre en pantalla la secuencia de números naturales en la que se indique a partir de cuál (inclusive), un valor máximo (no inclusive) y un paso.</text:p>
        <text:p text:style-name="P66">Entrada</text:p>
        <text:p text:style-name="P61">2</text:p>
        <text:p text:style-name="P61">11</text:p>
        <text:p text:style-name="P61">2</text:p>
        <text:p text:style-name="P66">Salida</text:p>
        <text:p text:style-name="P61">2</text:p>
        <text:p text:style-name="P61">6</text:p>
        <text:p text:style-name="P61">8</text:p>
        <text:p text:style-name="P61">10</text:p>
        <text:p text:style-name="P74"><text:span text:style-name="Strong_20_Emphasis">E</text:span><text:span text:style-name="Strong_20_Emphasis"><text:span text:style-name="T37">xtra</text:span></text:span>: <text:span text:style-name="T52">Que se admitan números enteros en las tres partes.</text:span></text:p>
        <text:list text:continue-numbering="true" text:style-name="Trabajo_20_Practico">
          <text:list-item>
            <text:h text:style-name="P80" text:outline-level="3">Transformación II</text:h>
          </text:list-item>
        </text:list>
        <text:p text:style-name="P35">Escribir un programa que permita transformar un número <text:span text:style-name="T16">solicitado </text:span><text:span text:style-name="T38">en</text:span> segundos <text:span text:style-name="T38">a grados,</text:span><text:span text:style-name="T33"> </text:span><text:span text:style-name="T38">minutos y segundos.</text:span></text:p>
        <text:p text:style-name="P34">Entrada</text:p>
        <text:p text:style-name="P15">3910</text:p>
        <text:p text:style-name="P34">Salida</text:p>
        <text:p text:style-name="P10"><text:span text:style-name="T39">grados: </text:span>1</text:p>
        <text:p text:style-name="P10"><text:span text:style-name="T39">minutos: </text:span>5</text:p>
        <text:p text:style-name="P10"><text:span text:style-name="T39">segundos: </text:span>10</text:p>
        <text:list text:continue-numbering="true" text:style-name="Trabajo_20_Practico">
          <text:list-item>
            <text:h text:style-name="P77" text:outline-level="3">Intercambio</text:h>
          </text:list-item>
        </text:list>
        <text:p text:style-name="P41">Escribir un programa que pida el ingreso de dos <text:span text:style-name="T35">valores</text:span>, intercambie <text:span text:style-name="T50">los valores en sus variables </text:span>y los muestre en pantalla.</text:p>
        <text:p text:style-name="Source_20_Code_20_Header"><text:span text:style-name="T35">E</text:span>ntrada</text:p>
        <text:p text:style-name="P13">15</text:p>
        <text:p text:style-name="P13">7</text:p>
        <text:p text:style-name="P32">Salida</text:p>
        <text:p text:style-name="P13">7</text:p>
        <text:p text:style-name="P13">15</text:p>
        <text:p text:style-name="P18"><text:span text:style-name="Strong_20_Emphasis">Extra</text:span>: Solo hacer el intercambio cuando los valores sean diferentes.</text:p>
        <text:list text:continue-numbering="true" text:style-name="Trabajo_20_Practico">
          <text:list-item>
            <text:h text:style-name="P77" text:outline-level="3">Pares e impares</text:h>
          </text:list-item>
        </text:list>
        <text:p text:style-name="Text_20_body">Escribir un programa que pida el ingreso de un número y determine si el número es par o impar.</text:p>
        <text:p text:style-name="P32"><text:span text:style-name="T35">E</text:span>ntrada</text:p>
        <text:p text:style-name="P13"><text:soft-page-break/>15</text:p>
        <text:p text:style-name="P32"><text:span text:style-name="T35">S</text:span>alida</text:p>
        <text:p text:style-name="P13">impar</text:p>
        <text:p text:style-name="P70"><text:span text:style-name="T51">Extra</text:span>: Usar restas.</text:p>
        <text:list text:continue-numbering="true" text:style-name="Trabajo_20_Practico">
          <text:list-item>
            <text:h text:style-name="P77" text:outline-level="3">Suma Lenta</text:h>
          </text:list-item>
        </text:list>
        <text:p text:style-name="P46"><text:span text:style-name="T44">Escribir </text:span>un <text:span text:style-name="T44">programa</text:span> que sume dos números <text:span text:style-name="T43">naturales</text:span> solicitados sumando de a uno. <text:span text:style-name="T29">(sin sumar ambos números directamente)</text:span></text:p>
        <text:p text:style-name="P47"><draw:frame draw:style-name="fr3" draw:name="Objeto2" text:anchor-type="as-char" svg:y="-0.377cm" svg:width="4.006cm" svg:height="0.467cm" draw:z-index="2"><draw:object xlink:href="./Object 2" xlink:type="simple" xlink:show="embed" xlink:actuate="onLoad"/><draw:image xlink:href="./ObjectReplacements/Object 2" xlink:type="simple" xlink:show="embed" xlink:actuate="onLoad"/></draw:frame></text:p>
        <text:p text:style-name="P32"><text:span text:style-name="T35">E</text:span>ntrada</text:p>
        <text:p text:style-name="P13">4</text:p>
        <text:p text:style-name="P13">4</text:p>
        <text:p text:style-name="P32">Salida</text:p>
        <text:p text:style-name="P64"><text:span text:style-name="T43">8</text:span></text:p>
        <text:list text:continue-numbering="true" text:style-name="Trabajo_20_Practico">
          <text:list-item>
            <text:h text:style-name="P77" text:outline-level="3">Suma de números</text:h>
          </text:list-item>
        </text:list>
        <text:p text:style-name="P44">Escribir un programa que sume <text:span text:style-name="T35">5</text:span> números ingresados y muestre el resultado. <text:span text:style-name="T29">No es necesario almacenar los </text:span><text:span text:style-name="T35">5</text:span><text:span text:style-name="T29"> números </text:span><text:span text:style-name="T35">individualmente</text:span><text:span text:style-name="T29">.</text:span></text:p>
        <text:p text:style-name="P32"><text:span text:style-name="T35">E</text:span>ntrada</text:p>
        <text:p text:style-name="P13">4</text:p>
        <text:p text:style-name="P13">4</text:p>
        <text:p text:style-name="P13">4</text:p>
        <text:p text:style-name="P13">4</text:p>
        <text:p text:style-name="P13">4</text:p>
        <text:p text:style-name="P32">Salida</text:p>
        <text:p text:style-name="P13">20</text:p>
        <text:p text:style-name="P25"><text:span text:style-name="Strong_20_Emphasis"><text:span text:style-name="T39">Extra</text:span></text:span><text:span text:style-name="T39">: Sumar </text:span><text:span text:style-name="T15">una cantidad de números ingresados por el usuario.</text:span></text:p>
        <text:p text:style-name="P32"><text:span text:style-name="T35">E</text:span>ntrada</text:p>
        <text:p text:style-name="P13">5</text:p>
        <text:p text:style-name="P13">10</text:p>
        <text:p text:style-name="P13">10</text:p>
        <text:p text:style-name="P13">10</text:p>
        <text:p text:style-name="P13">10</text:p>
        <text:p text:style-name="P13">10</text:p>
        <text:p text:style-name="P32">Salida</text:p>
        <text:p text:style-name="P13"><text:span text:style-name="T39">la suma da: </text:span>50</text:p>
        <text:list text:continue-numbering="true" text:style-name="Trabajo_20_Practico">
          <text:list-item>
            <text:h text:style-name="P81" text:outline-level="3">Calificaciones II</text:h>
          </text:list-item>
        </text:list>
        <text:p text:style-name="P43">Escriba un programa que pida una puntuación entre 0 y 10<text:span text:style-name="T47">0</text:span>.</text:p>
        <text:p text:style-name="Viñeta_20_punto">Si la puntuación está fuera del rango, imprima un error.</text:p>
        <text:p text:style-name="Viñeta_20_punto">Si la puntuación está entre 0 y 10 <text:span text:style-name="T32">muestre el resultado en letras </text:span>utilizando la siguiente tabla:</text:p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p text:style-name="Table_20_Heading">Calificación:</text:p>
            </table:table-cell>
            <table:table-cell table:style-name="Tabla1.B1" office:value-type="string">
              <text:p text:style-name="Table_20_Heading">Resultado</text:p>
            </table:table-cell>
          </table:table-row>
          <table:table-row>
            <table:table-cell table:style-name="Tabla1.A2" office:value-type="string">
              <text:p text:style-name="P38">&gt;= 9<text:span text:style-name="T32">0</text:span></text:p>
            </table:table-cell>
            <table:table-cell table:style-name="Tabla1.B2" office:value-type="string">
              <text:p text:style-name="P38">A</text:p>
            </table:table-cell>
          </table:table-row>
          <table:table-row>
            <table:table-cell table:style-name="Tabla1.A2" office:value-type="string">
              <text:p text:style-name="P38">&gt;= 8<text:span text:style-name="T32">0</text:span></text:p>
            </table:table-cell>
            <table:table-cell table:style-name="Tabla1.B2" office:value-type="string">
              <text:p text:style-name="P38">B</text:p>
            </table:table-cell>
          </table:table-row>
          <table:table-row>
            <table:table-cell table:style-name="Tabla1.A2" office:value-type="string">
              <text:p text:style-name="P38">&gt;= 7<text:span text:style-name="T32">0</text:span></text:p>
            </table:table-cell>
            <table:table-cell table:style-name="Tabla1.B2" office:value-type="string">
              <text:p text:style-name="P38">C</text:p>
            </table:table-cell>
          </table:table-row>
          <table:table-row>
            <table:table-cell table:style-name="Tabla1.A2" office:value-type="string">
              <text:p text:style-name="P38">&gt;= 6<text:span text:style-name="T32">0</text:span></text:p>
            </table:table-cell>
            <table:table-cell table:style-name="Tabla1.B2" office:value-type="string">
              <text:p text:style-name="P38">D</text:p>
            </table:table-cell>
          </table:table-row>
          <table:table-row>
            <table:table-cell table:style-name="Tabla1.A2" office:value-type="string">
              <text:p text:style-name="P38">&lt; <text:span text:style-name="T32">60</text:span> F</text:p>
            </table:table-cell>
            <table:table-cell table:style-name="Tabla1.B2" office:value-type="string">
              <text:p text:style-name="P38">F</text:p>
            </table:table-cell>
          </table:table-row>
        </table:table>
        <text:p text:style-name="P34"><text:span text:style-name="T35">E</text:span>ntrada</text:p>
        <text:p text:style-name="P17">91</text:p>
        <text:p text:style-name="P34"><text:soft-page-break/>Salida</text:p>
        <text:p text:style-name="P17"><text:span text:style-name="T39">La nota 91 es </text:span>A</text:p>
        <text:list text:continue-numbering="true" text:style-name="Trabajo_20_Practico">
          <text:list-item>
            <text:h text:style-name="P78" text:outline-level="3"><text:span text:style-name="T32">N</text:span>úmeros positivos y negativos</text:h>
          </text:list-item>
        </text:list>
        <text:p text:style-name="Text_20_body">Escribir un programa que pida el ingreso de un número e indique si el mismo es positivo o negativo <text:span text:style-name="T18">o cero</text:span></text:p>
        <text:p text:style-name="P34"><text:span text:style-name="T35">E</text:span>ntrada</text:p>
        <text:p text:style-name="P15">-4<text:span text:style-name="T38">0</text:span></text:p>
        <text:p text:style-name="P34">Salida</text:p>
        <text:p text:style-name="P17">-<text:span text:style-name="T39">40 es </text:span>negativo</text:p>
        <text:list text:continue-numbering="true" text:style-name="Trabajo_20_Practico">
          <text:list-item>
            <text:h text:style-name="P77" text:outline-level="3">Múltiplos de 5</text:h>
          </text:list-item>
        </text:list>
        <text:p text:style-name="P45">Escribir un programa que pida el ingreso de un número e indique si el número introducido es múltiplo de 5</text:p>
        <text:p text:style-name="P34"><text:span text:style-name="T35">E</text:span>ntrada</text:p>
        <text:p text:style-name="P17">25</text:p>
        <text:p text:style-name="P34">Salida</text:p>
        <text:p text:style-name="P17">25 es múltiplo de 5</text:p>
        <text:p text:style-name="P18">Extra: Hacer que el programa del mismo resultado indicando contra qué número comprobar <text:span text:style-name="T50">si es o no múltiplo</text:span>.</text:p>
        <text:list text:continue-numbering="true" text:style-name="Trabajo_20_Practico">
          <text:list-item>
            <text:h text:style-name="P77" text:outline-level="3">Intervalo</text:h>
          </text:list-item>
        </text:list>
        <text:p text:style-name="Text_20_body">Escribir un programa que pida el ingreso de tres valores, e indique si el tercero de ellos pertenece o no al intervalo determinado por los dos primeros.</text:p>
        <text:p text:style-name="P24"><text:span text:style-name="T35">E</text:span>ntrada</text:p>
        <text:p text:style-name="P19">1</text:p>
        <text:p text:style-name="P19">4</text:p>
        <text:p text:style-name="P19">2</text:p>
        <text:p text:style-name="P24">Salida</text:p>
        <text:p text:style-name="P19">2 pertenece al intervalo entre 1 y 4</text:p>
        <text:list text:continue-numbering="true" text:style-name="Trabajo_20_Practico">
          <text:list-item>
            <text:h text:style-name="P82" text:outline-level="3">Serie de dos</text:h>
          </text:list-item>
        </text:list>
        <text:p text:style-name="P49">Escribir un programa que pida el ingreso de <text:span text:style-name="T45">un número entero que indica la cantidad de veces a sumar una serie del siguiente tipo</text:span></text:p>
        <text:p text:style-name="P51">Si el número es 5, la serie sería:<draw:frame draw:style-name="fr3" draw:name="Objeto3" text:anchor-type="as-char" svg:y="-0.377cm" svg:width="6.387cm" svg:height="0.467cm" draw:z-index="1"><draw:object xlink:href="./Object 4" xlink:type="simple" xlink:show="embed" xlink:actuate="onLoad"/><draw:image xlink:href="./ObjectReplacements/Object 4" xlink:type="simple" xlink:show="embed" xlink:actuate="onLoad"/><svg:desc>fórmula</svg:desc></draw:frame></text:p>
        <text:p text:style-name="P48"><text:span text:style-name="T35">E</text:span>ntrada</text:p>
        <text:p text:style-name="P50">5</text:p>
        <text:p text:style-name="P48">Salida</text:p>
        <text:p text:style-name="P22">24690</text:p>
        <text:list text:continue-numbering="true" text:style-name="Trabajo_20_Practico">
          <text:list-item>
            <text:h text:style-name="P77" text:outline-level="3">Comparación de 4 variables</text:h>
          </text:list-item>
        </text:list>
        <text:p text:style-name="Text_20_body">Escribir un programa que pida el ingreso de 4 valores e indique cuál es el menor de todos ellos.</text:p>
        <text:p text:style-name="P24"><text:span text:style-name="T35">E</text:span>ntrada</text:p>
        <text:p text:style-name="P19">6</text:p>
        <text:p text:style-name="P19">4</text:p>
        <text:p text:style-name="P19">2</text:p>
        <text:p text:style-name="P19">8</text:p>
        <text:p text:style-name="P24">Salida</text:p>
        <text:p text:style-name="P19"><text:soft-page-break/>el numero menor es 2</text:p>
        <text:list text:continue-numbering="true" text:style-name="Trabajo_20_Practico">
          <text:list-item>
            <text:h text:style-name="P77" text:outline-level="3"><text:span text:style-name="T52">P</text:span>romedio</text:h>
          </text:list-item>
        </text:list>
        <text:p text:style-name="Text_20_body">Esc<text:span text:style-name="T19">ribir un programa que pida el ingreso de </text:span><text:span text:style-name="T9">20</text:span><text:span text:style-name="T19"> números desde teclado y calcule su </text:span><text:span text:style-name="T21">promedio</text:span>. <text:span text:style-name="T18">(no es necesa</text:span>rio guardar los número<text:span text:style-name="T52">s</text:span> individuales<text:span text:style-name="T52">)</text:span></text:p>
        <text:p text:style-name="P24"><text:span text:style-name="T35">E</text:span>ntrada</text:p>
        <text:p text:style-name="P19">10</text:p>
        <text:p text:style-name="P19">10</text:p>
        <text:p text:style-name="P53">10</text:p>
        <text:p text:style-name="P53">10</text:p>
        <text:p text:style-name="P24">Salida</text:p>
        <text:p text:style-name="P19">El promedio es 10.0</text:p>
        <text:p text:style-name="P20"><text:span text:style-name="Strong_20_Emphasis">Extra</text:span>: Obtener el promedio de una cantidad de números ingresada por el usuario.</text:p>
        <text:list text:continue-numbering="true" text:style-name="Trabajo_20_Practico">
          <text:list-item>
            <text:h text:style-name="P77" text:outline-level="3">Múltiplos</text:h>
          </text:list-item>
        </text:list>
        <text:p text:style-name="Text_20_body">Escribir un programa que imprima en pantalla todos los múltiplos de 7 entre 0 y 100.</text:p>
        <text:p text:style-name="P27"><text:span text:style-name="Strong_20_Emphasis">Extra</text:span>: Que el usuario ingrese el tope de la búsqueda de múltiplos.</text:p>
        <text:list text:continue-numbering="true" text:style-name="Trabajo_20_Practico">
          <text:list-item>
            <text:h text:style-name="P77" text:outline-level="3"><text:bookmark-start text:name="__RefHeading__2037_935571122"/><text:span text:style-name="T32">F</text:span>actorial<text:bookmark-end text:name="__RefHeading__2037_935571122"/></text:h>
          </text:list-item>
        </text:list>
        <text:p text:style-name="Text_20_body">Escribir <text:span text:style-name="T19">un programa que solicite el ingreso de un número y calcule su factoria</text:span>l. Tener en cuenta que <draw:frame draw:style-name="fr2" draw:name="Object37" text:anchor-type="as-char" svg:width="1.184cm" svg:height="0.467cm" draw:z-index="11"><draw:object xlink:href="./Object 1" xlink:type="simple" xlink:show="embed" xlink:actuate="onLoad"/><draw:image xlink:href="./ObjectReplacements/Object 1" xlink:type="simple" xlink:show="embed" xlink:actuate="onLoad"/><svg:desc>fórmula</svg:desc></draw:frame>, y que el factorial está definido solo para números positivos.</text:p>
        <text:p text:style-name="P24"><text:span text:style-name="T35">E</text:span>ntrada</text:p>
        <text:p text:style-name="P19">4</text:p>
        <text:p text:style-name="P24">Salida</text:p>
        <text:p text:style-name="P19">4! = 4 x 3 x 2 x 1 = 24</text:p>
        <text:list text:continue-numbering="true" text:style-name="Trabajo_20_Practico">
          <text:list-item>
            <text:h text:style-name="P77" text:outline-level="3"><text:bookmark-start text:name="__RefHeading__2039_935571122"/><text:span text:style-name="T22">Sucesión</text:span> de Fibonacci<text:bookmark-end text:name="__RefHeading__2039_935571122"/></text:h>
          </text:list-item>
        </text:list>
        <text:p text:style-name="Text_20_body">L<text:span text:style-name="T19">a sucesión de Fibonacci es una sucesión infinita donde cada elemento es la suma de lo</text:span>s dos anteriores. En la misma, los dos primeros <text:span text:style-name="T23">términos</text:span> son <text:span text:style-name="Example"><text:span text:style-name="T39">0</text:span></text:span><text:span text:style-name="T39"> y </text:span><text:span text:style-name="Example"><text:span text:style-name="T39">1</text:span></text:span><text:span text:style-name="T39">.</text:span></text:p>
        <text:p text:style-name="Text_20_body">Esc<text:span text:style-name="T19">ribir un programa que genere la serie de Fibonacci </text:span><text:span text:style-name="T20">hasta un término pedido al usuario</text:span><text:span text:style-name="T24"> </text:span>y la muestre en pantalla <text:span text:style-name="T25">de la siguiente manera</text:span>.</text:p>
        <text:p text:style-name="P31">Entrada</text:p>
        <text:p text:style-name="P19">6</text:p>
        <text:p text:style-name="P31">Salida</text:p>
        <text:p text:style-name="P21">termino 1: 0</text:p>
        <text:p text:style-name="P23"><text:span text:style-name="T39">termino 2: </text:span>1</text:p>
        <text:p text:style-name="P19">termino 3: 1</text:p>
        <text:p text:style-name="P19">termino 4: 2</text:p>
        <text:p text:style-name="P19">termino 5: 3</text:p>
        <text:p text:style-name="P19">termino 6: 5</text:p>
        <text:p text:style-name="P20">El menor término calculable es el tercero.</text:p>
        <text:list text:continue-numbering="true" text:style-name="Trabajo_20_Practico">
          <text:list-item>
            <text:h text:style-name="P77" text:outline-level="3"><text:bookmark-start text:name="__RefHeading__2041_935571122"/>Números primos<text:bookmark-end text:name="__RefHeading__2041_935571122"/></text:h>
          </text:list-item>
        </text:list>
        <text:p text:style-name="Text_20_body">Escribir un programa que <text:span text:style-name="T26">indique si un número ingresado es </text:span>primos <text:s/><text:span text:style-name="T26">o no. </text:span><text:span text:style-name="T5">U</text:span><text:span text:style-name="T26">n número primo es un número </text:span><text:span text:style-name="T5">entero</text:span><text:span text:style-name="T26"> mayor que 1 que tiene únicamente dos divisores positivos distintos: él mismo y el 1. Por ejemplo; 7</text:span></text:p>
        <text:p text:style-name="P24"><text:soft-page-break/>Entrada</text:p>
        <text:p text:style-name="P19">7</text:p>
        <text:p text:style-name="P24">Salida</text:p>
        <text:p text:style-name="P19">7 es primo</text:p>
        <text:list text:continue-numbering="true" text:style-name="Trabajo_20_Practico">
          <text:list-item>
            <text:h text:style-name="P77" text:outline-level="3"><text:bookmark-start text:name="__RefHeading___Toc5417_2964218907"/>Restas sucesivas<text:bookmark-end text:name="__RefHeading___Toc5417_2964218907"/></text:h>
          </text:list-item>
        </text:list>
        <text:p text:style-name="Text_20_body">Escribir un programa que mediante restas sucesivas, obtenga el valor del cociente y resto de dos números enteros.</text:p>
        <text:p text:style-name="P24">Entrada</text:p>
        <text:p text:style-name="P19">6</text:p>
        <text:p text:style-name="P19">2</text:p>
        <text:p text:style-name="P24">Salida</text:p>
        <text:p text:style-name="P19">6</text:p>
        <text:p text:style-name="P19">-2</text:p>
        <text:p text:style-name="P19">-2</text:p>
        <text:p text:style-name="P19">-2</text:p>
        <text:p text:style-name="P19">cociente: 3</text:p>
        <text:p text:style-name="P19">resto: 0</text:p>
        <text:list text:continue-numbering="true" text:style-name="Trabajo_20_Practico">
          <text:list-item>
            <text:h text:style-name="P77" text:outline-level="3">Un segundo después</text:h>
          </text:list-item>
        </text:list>
        <text:p text:style-name="Text_20_body">Escribir un programa que una vez leída una hora en formato, <text:span text:style-name="T27">horas, minutos </text:span><text:span text:style-name="T26">y</text:span><text:span text:style-name="T27"> segundos indique cuál será el tiempo dentro de un segundo.</text:span></text:p>
        <text:p text:style-name="P36">Entrada</text:p>
        <text:p text:style-name="P26">1</text:p>
        <text:p text:style-name="P26">59</text:p>
        <text:p text:style-name="P26">59</text:p>
        <text:p text:style-name="P36">Salida</text:p>
        <text:p text:style-name="P26">2 horas</text:p>
        <text:p text:style-name="P26">0 minutos</text:p>
        <text:p text:style-name="P26">0 segundos</text:p>
        <text:p text:style-name="P27">Extra: Que el usuario pueda ingresar la cantidad de segundos a sumar.</text:p>
        <text:list text:continue-numbering="true" text:style-name="Trabajo_20_Practico">
          <text:list-item>
            <text:h text:style-name="P77" text:outline-level="3">Ordenar 3 valores</text:h>
          </text:list-item>
        </text:list>
        <text:p text:style-name="Text_20_body">Escribir un programa que pida el ingreso de 3 <text:span text:style-name="T32">números</text:span> y l<text:span text:style-name="T32">o</text:span>s imprima en pantalla ordenad<text:span text:style-name="T32">o</text:span> de menor a mayor.</text:p>
        <text:p text:style-name="P36">Entrada</text:p>
        <text:p text:style-name="Source_20_Code">4</text:p>
        <text:p text:style-name="P26">19</text:p>
        <text:p text:style-name="P26">2</text:p>
        <text:p text:style-name="P36">Salida</text:p>
        <text:p text:style-name="P26">2</text:p>
        <text:p text:style-name="P26">4</text:p>
        <text:p text:style-name="P26">19</text:p>
        <text:list text:continue-numbering="true" text:style-name="Trabajo_20_Practico">
          <text:list-item>
            <text:h text:style-name="P77" text:outline-level="3">Números Perfectos</text:h>
          </text:list-item>
        </text:list>
        <text:p text:style-name="Text_20_body">“Un número enter<text:span text:style-name="T19">o es llamado perfecto cuando este número es igual a la suma de sus div</text:span>isores exactos <text:span text:style-name="T40">menos si mismo.</text:span>”</text:p>
        <text:p text:style-name="Text_20_body">Escribir un programa que busque e imprima por pantalla los primeros cuatro números perfectos comenzando desde e<text:span text:style-name="T28">l 1.</text:span></text:p>
        <text:p text:style-name="P37">Entrada</text:p>
        <text:p text:style-name="P28">6</text:p>
        <text:p text:style-name="P37"><text:soft-page-break/>Salida</text:p>
        <text:p text:style-name="P28">6 es perfecto</text:p>
        <text:p text:style-name="P28">ya que</text:p>
        <text:p text:style-name="P28">3 es divisor</text:p>
        <text:p text:style-name="P28">2 es divisor</text:p>
        <text:p text:style-name="P28">1 es divisor</text:p>
        <text:p text:style-name="P28">entonces</text:p>
        <text:p text:style-name="P28">1 + 2 + 3 = 6</text:p>
        <text:list text:continue-numbering="true" text:style-name="Trabajo_20_Practico">
          <text:list-item>
            <text:h text:style-name="P83" text:outline-level="3">Palindromo</text:h>
          </text:list-item>
        </text:list>
        <text:p text:style-name="P29">Implementar un programa que recorriendo una cadena ingresada por el usuario, indique si esta es un palindromo ignorando mayúsculas y minúsculas.</text:p>
        <text:p text:style-name="Source_20_Code_20_Header"><text:span text:style-name="T40">En</text:span>trada</text:p>
        <text:p text:style-name="P28">Neuquen</text:p>
        <text:p text:style-name="P37">Salida</text:p>
        <text:p text:style-name="P28">Neuquen es palindromo</text:p>
        <text:p text:style-name="P76"><text:span text:style-name="Strong_20_Emphasis"><text:span text:style-name="T52">E</text:span></text:span><text:span text:style-name="Strong_20_Emphasis">xtra</text:span>: <text:span text:style-name="T52">Que pueda ignorar espacios.</text:span></text:p>
        <text:list text:continue-numbering="true" text:style-name="Trabajo_20_Practico">
          <text:list-item>
            <text:h text:style-name="P85" text:outline-level="3">Calculadora</text:h>
          </text:list-item>
        </text:list>
        <text:p text:style-name="P75">Desarrollar un programa que permita hacer cuentas e ir ingresando números. El operador toma el valor anterior y lo aplica al siguiente. El signo igual da el resultado acumulado.</text:p>
        <text:p text:style-name="P75">Implementen suma, resta, multiplicación, división y exponenciación.</text:p>
        <text:p text:style-name="P75">Al dividir, debiera de advertir si se está por dividir por cero.</text:p>
        <text:p text:style-name="P67"><text:span text:style-name="T40">En</text:span>trada <text:span text:style-name="T53">y salida</text:span></text:p>
        <text:p text:style-name="P65">10</text:p>
        <text:p text:style-name="P65">+</text:p>
        <text:p text:style-name="P65">20</text:p>
        <text:p text:style-name="P65">+</text:p>
        <text:p text:style-name="P65">10</text:p>
        <text:p text:style-name="P65">=</text:p>
        <text:p text:style-name="P65">40</text:p>
        <text:p text:style-name="P63">/</text:p>
        <text:p text:style-name="P65">2</text:p>
        <text:p text:style-name="P65">=</text:p>
        <text:p text:style-name="P65">20</text:p>
        <text:p text:style-name="P75"><text:span text:style-name="T51">Extra</text:span>: </text:p>
        <text:p text:style-name="P75">Que la salida muestre la secuencia de operaciones hasta el igual</text:p>
        <text:p text:style-name="P65">10</text:p>
        <text:p text:style-name="P65">+</text:p>
        <text:p text:style-name="P65">20</text:p>
        <text:p text:style-name="P65">+</text:p>
        <text:p text:style-name="P65">10</text:p>
        <text:p text:style-name="P65">=</text:p>
        <text:p text:style-name="P65">10+20+10=40</text:p>
      </text:section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/>
    <style:font-face style:name="Chivo Black" svg:font-family="'Chivo Black'" style:font-adornments="Normal" style:font-pitch="variable"/>
    <style:font-face style:name="Courier New" svg:font-family="'Courier New'" style:font-family-generic="modern" style:font-pitch="fixed"/>
    <style:font-face style:name="DIN Next LT Pro Medium Italic" svg:font-family="'DIN Next LT Pro Medium Italic'" style:font-adornments="Medium Italic" style:font-family-generic="swiss" style:font-pitch="variable"/>
    <style:font-face style:name="Fabrikat" svg:font-family="Fabrikat" style:font-adornments="Normal" style:font-family-generic="swiss" style:font-pitch="variable"/>
    <style:font-face style:name="IBM Plex Mono" svg:font-family="'IBM Plex Mono'" style:font-adornments="Itálica" style:font-family-generic="modern" style:font-pitch="fixed"/>
    <style:font-face style:name="IBM Plex Mono1" svg:font-family="'IBM Plex Mono'" style:font-adornments="Normal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nux Biolinum Keyboard" svg:font-family="'Linux Biolinum Keyboard'" style:font-adornments="Normal" style:font-pitch="variable"/>
    <style:font-face style:name="Lohit Devanagari" svg:font-family="'Lohit Devanagari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ource Sans Pro Semibold" svg:font-family="'Source Sans Pro Semibold'" style:font-adornments="Cursiva" style:font-family-generic="swiss" style:font-pitch="variable"/>
    <style:font-face style:name="Symbol" svg:font-family="Symbol" style:font-family-generic="system" style:font-pitch="variable"/>
    <style:font-face style:name="WenQuanYi Zen Hei Mono" svg:font-family="'WenQuanYi Zen Hei Mono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A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writing-mode="lr-tb"/>
      <style:text-properties style:font-name="Fabrikat" fo:font-family="Fabrikat" style:font-style-name="Normal" style:font-family-generic="swiss" style:font-pitch="variable" fo:font-size="13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style:shadow="none" fo:keep-with-next="always" style:writing-mode="lr-tb">
        <style:tab-stops/>
      </style:paragraph-properties>
      <style:text-properties style:font-name="Chivo Black" fo:font-family="'Chivo Black'" style:font-style-name="Normal" style:font-pitch="variable" fo:font-size="14pt" fo:font-style="normal" fo:font-weight="900" fo:background-color="transparent" style:font-name-asian="Microsoft YaHei" style:font-family-asian="'Microsoft YaHei'" style:font-family-generic-asian="system" style:font-pitch-asian="variable" style:font-size-asian="14pt" style:language-asian="zxx" style:country-asian="none" style:font-name-complex="Mangal1" style:font-family-complex="Mangal" style:font-family-generic-complex="system" style:font-pitch-complex="variable" style:font-size-complex="14pt" style:language-complex="zxx" style:country-complex="non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Título_20_Ejercicio" style:display-name="Título Ejercicio" style:family="paragraph" style:parent-style-name="Heading_20_3" style:next-style-name="Text_20_body" style:auto-update="true" style:default-outline-level="3" style:list-style-name="Trabajo_20_Practico" style:master-page-name="">
      <loext:graphic-properties draw:fill="none" draw:fill-color="#729fcf"/>
      <style:paragraph-properties style:page-number="auto" fo:background-color="transparent" fo:padding="0.049cm" fo:border-left="none" fo:border-right="none" fo:border-top="none" fo:border-bottom="0.06pt solid #000000" style:shadow="none">
        <style:tab-stops>
          <style:tab-stop style:position="2cm"/>
        </style:tab-stops>
      </style:paragraph-properties>
      <style:text-properties fo:font-weight="normal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61cm" style:contextual-spacing="false" fo:text-align="end" style:justify-single-word="false" fo:text-indent="0cm" style:auto-text-indent="false" style:page-number="auto" fo:break-before="auto" fo:break-after="auto" fo:padding="0.25cm" fo:border-left="none" fo:border-right="none" fo:border-top="none" fo:border-bottom="0.06pt solid #000000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loext:graphic-properties draw:fill="none" draw:fill-color="#729fcf"/>
      <style:paragraph-properties fo:margin-top="0cm" fo:margin-bottom="0cm" style:contextual-spacing="false" fo:background-color="transparent"/>
      <style:text-properties style:font-name="IBM Plex Mono1" fo:font-family="'IBM Plex Mono'" style:font-style-name="Normal" style:font-family-generic="modern" style:font-pitch="fixed" fo:font-size="10pt" style:font-name-asian="WenQuanYi Zen Hei Mono" style:font-family-asian="'WenQuanYi Zen Hei Mono'" style:font-family-generic-asian="modern" style:font-pitch-asian="fixed" style:font-size-asian="10pt" style:font-weight-asian="normal" style:font-name-complex="Lohit Devanagari" style:font-family-complex="'Lohit Devanagari'" style:font-family-generic-complex="modern" style:font-pitch-complex="fixed" style:font-size-complex="10pt"/>
    </style:style>
    <style:style style:name="Source_20_Code" style:display-name="Source Code" style:family="paragraph" style:parent-style-name="Preformatted_20_Text" style:default-outline-level="" style:list-style-name="" style:master-page-name="">
      <loext:graphic-properties draw:fill="none" draw:fill-color="#729fcf"/>
      <style:paragraph-properties fo:margin-top="0.101cm" fo:margin-bottom="0.199cm" style:contextual-spacing="true" fo:line-height="100%" fo:orphans="4" fo:widows="4" style:page-number="auto" fo:background-color="transparent" fo:padding="0.3cm" fo:border="0.06pt solid #000000" style:shadow="none" text:number-lines="false" text:line-number="1">
        <style:tab-stops/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Code_20_Header" style:display-name="Source Code Header" style:family="paragraph" style:parent-style-name="Preformatted_20_Text">
      <style:paragraph-properties style:shadow="none"/>
      <style:text-properties fo:font-size="10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true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Text" style:family="paragraph" style:parent-style-name="Caption" style:class="extra"/>
    <style:style style:name="Untitled1" style:family="paragraph" style:parent-style-name="Heading_20_6" style:default-outline-level="" style:list-style-name=""/>
    <style:style style:name="Subtitle" style:family="paragraph" style:parent-style-name="Title" style:next-style-name="Text_20_body" style:class="chapter">
      <style:paragraph-properties fo:margin-top="0.109cm" fo:margin-bottom="0.6cm" style:contextual-spacing="false" fo:text-align="center" style:justify-single-word="false" fo:padding="0.3cm" fo:border-left="none" fo:border-right="none" fo:border-top="none" fo:border-bottom="0.06pt solid #000000" style:writing-mode="lr-tb"/>
      <style:text-properties fo:font-size="18pt" style:font-size-asian="18pt" style:font-size-complex="18pt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  <style:text-properties style:font-name="DIN Next LT Pro Medium Italic" fo:font-family="'DIN Next LT Pro Medium Italic'" style:font-style-name="Medium Italic" style:font-family-generic="swiss" style:font-pitch="variable" fo:font-weight="normal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30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808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309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3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81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/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153cm" style:type="center"/>
          <style:tab-stop style:position="16.307cm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Anotación" style:family="paragraph" style:parent-style-name="Endnote" style:next-style-name="Text_20_body" style:master-page-name="">
      <loext:graphic-properties draw:fill="solid" draw:fill-color="#e6e6e6" draw:opacity="100%"/>
      <style:paragraph-properties fo:margin-top="0cm" fo:margin-bottom="0.3cm" style:contextual-spacing="false" style:page-number="auto" fo:background-color="#e6e6e6" style:border-line-width-left="0.021cm 0.021cm 0.042cm" fo:padding="0.049cm" fo:border-left="2.41pt double #000000" fo:border-right="none" fo:border-top="none" fo:border-bottom="none" style:shadow="none">
        <style:tab-stops/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Nota" style:family="paragraph" style:parent-style-name="Quotations">
      <style:paragraph-properties fo:margin-top="0.7cm" fo:margin-bottom="0.499cm" style:contextual-spacing="false" style:writing-mode="lr-tb"/>
      <style:text-properties fo:font-weight="bold" style:font-size-asian="10.5pt"/>
    </style:style>
    <style:style style:name="Default" style:family="paragraph" style:default-outline-level="">
      <style:paragraph-properties fo:text-align="start" style:justify-single-word="false"/>
      <style:text-properties style:font-name="Calibri" fo:font-family="Calibri" style:font-family-generic="roman" fo:font-size="12pt" style:font-size-asian="12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.3cm" style:contextual-spacing="true" fo:text-indent="0cm" style:auto-text-indent="false"/>
    </style:style>
    <style:style style:name="Enumeración_20_cool" style:display-name="Enumeración cool" style:family="paragraph" style:parent-style-name="Text_20_body" style:next-style-name="Text_20_body">
      <style:paragraph-properties>
        <style:tab-stops>
          <style:tab-stop style:position="1.499cm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Aclaración" style:family="paragraph" style:parent-style-name="Quotations" style:master-page-name="">
      <style:paragraph-properties fo:margin-top="0.499cm" fo:margin-bottom="0.499cm" style:contextual-spacing="false" style:page-number="auto" fo:padding="0.499cm" fo:border="0.06pt solid #000000" style:shadow="none" style:writing-mode="lr-tb">
        <style:tab-stops/>
      </style:paragraph-properties>
    </style:style>
    <style:style style:name="Header_20_right" style:display-name="Header righ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ptura" style:family="paragraph" style:parent-style-name="Caption"/>
    <style:style style:name="Numerada" style:family="paragraph" style:parent-style-name="List_20_Contents" style:list-style-name="Numbering_20_1" style:master-page-name="">
      <style:paragraph-properties style:page-number="auto" fo:keep-with-next="auto"/>
    </style:style>
    <style:style style:name="En_20_Palabras" style:display-name="En Palabras" style:family="paragraph" style:parent-style-name="List_20_Contents" style:list-style-name="Apalabrada"/>
    <style:style style:name="Signature" style:family="paragraph" style:parent-style-name="Standard" style:class="text">
      <style:paragraph-properties text:number-lines="false" text:line-number="0"/>
    </style:style>
    <style:style style:name="Figure" style:family="paragraph" style:parent-style-name="Caption" style:class="extra"/>
    <style:style style:name="Diagrama" style:family="paragraph" style:parent-style-name="Caption"/>
    <style:style style:name="Centrado" style:family="paragraph" style:parent-style-name="Table_20_Contents">
      <style:paragraph-properties fo:text-align="center" style:justify-single-word="false" style:writing-mode="page"/>
    </style:style>
    <style:style style:name="Explicado" style:family="paragraph" style:parent-style-name="Numerada" style:list-style-name="Esquema_20_Explicacion">
      <style:paragraph-properties>
        <style:tab-stops>
          <style:tab-stop style:position="9.999cm"/>
        </style:tab-stops>
      </style:paragraph-properties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Viñeta_20_punto" style:display-name="Viñeta punto" style:family="paragraph" style:parent-style-name="List_20_Contents">
      <style:paragraph-properties fo:margin-left="0.4cm" fo:margin-right="0cm" fo:text-indent="0.499cm" style:auto-text-indent="false"/>
    </style:style>
    <style:style style:name="Romanos" style:family="paragraph" style:parent-style-name="List_20_Contents"/>
    <style:style style:name="glosario" style:family="paragraph" style:parent-style-name="List_20_Contents">
      <style:paragraph-properties>
        <style:tab-stops>
          <style:tab-stop style:position="4.001cm"/>
        </style:tab-stops>
        <style:drop-cap/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" style:family="paragraph" style:parent-style-name="Caption" style:class="extra"/>
    <style:style style:name="Amplificada" style:family="paragraph" style:parent-style-name="Aclaración" style:master-page-name="">
      <style:paragraph-properties style:page-number="auto" style:shadow="#000000 0.199cm 0.199cm">
        <style:drop-cap style:lines="3" style:distance="0.499cm"/>
      </style:paragraph-properties>
    </style:style>
    <style:style style:name="Meme" style:family="paragraph" style:parent-style-name="Caption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xample" style:family="text">
      <style:text-properties style:font-name="IBM Plex Mono" fo:font-family="'IBM Plex Mono'" style:font-style-name="Itálica" style:font-family-generic="modern" style:font-pitch="fixed" fo:font-style="italic" fo:background-color="#dedce6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 loext:padding-left="0.199cm" loext:padding-right="0.199cm" loext:padding-top="0cm" loext:padding-bottom="0cm" loext:border="none"/>
    </style:style>
    <style:style style:name="Index_20_Link" style:display-name="Index Link" style:family="text"/>
    <style:style style:name="acronym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Emphasis" style:family="text">
      <style:text-properties fo:font-style="italic" fo:background-color="transparent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ódigo_20_Inline" style:display-name="Código Inline" style:family="text" style:parent-style-name="Example">
      <style:text-properties fo:font-size="10pt" loext:padding="0.049cm" loext:border="0.06pt solid #000000"/>
    </style:style>
    <style:style style:name="Variable" style:family="text">
      <style:text-properties style:font-name="Source Sans Pro Semibold" fo:font-family="'Source Sans Pro Semibold'" style:font-style-name="Cursiva" style:font-family-generic="swiss" style:font-pitch="variable" fo:font-style="italic" fo:font-weight="600" style:font-size-asian="10.5pt" style:font-style-asian="italic" style:font-style-complex="italic" loext:shadow="none"/>
    </style:style>
    <style:style style:name="Salida" style:family="text" style:parent-style-name="Código_20_Inline">
      <style:text-properties fo:background-color="#d0ffd0"/>
    </style:style>
    <style:style style:name="Asignación" style:family="text" style:parent-style-name="Código_20_Inline">
      <style:text-properties fo:background-color="#ffffd0"/>
    </style:style>
    <style:style style:name="Lazo" style:family="text" style:parent-style-name="Código_20_Inline">
      <style:text-properties fo:background-color="#ffe2a5"/>
    </style:style>
    <style:style style:name="Inicio-fin" style:family="text" style:parent-style-name="Código_20_Inline">
      <style:text-properties fo:background-color="#f1d3ff"/>
    </style:style>
    <style:style style:name="Citation" style:family="text">
      <style:text-properties fo:font-style="italic" style:font-style-asian="italic" style:font-style-complex="italic"/>
    </style:style>
    <style:style style:name="Error" style:family="text" style:parent-style-name="Código_20_Inline">
      <style:text-properties fo:background-color="#f7d1d5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cla" style:family="text" style:parent-style-name="Source_20_Text">
      <style:text-properties style:font-name="Linux Biolinum Keyboard" fo:font-family="'Linux Biolinum Keyboard'" style:font-style-name="Normal" style:font-pitch="variable" fo:font-weight="bold"/>
    </style:style>
    <style:style style:name="Teclas" style:family="text">
      <style:text-properties style:font-name="Linux Biolinum Keyboard" fo:font-family="'Linux Biolinum Keyboard'" style:font-style-name="Normal" style:font-pitch="variable" fo:font-size="16pt" fo:font-weight="bold"/>
    </style:style>
    <style:style style:name="Line_20_numbering" style:display-name="Line numbering" style:family="text"/>
    <style:style style:name="streams" style:family="text" style:parent-style-name="Example">
      <style:text-properties fo:background-color="#e0c2c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inition" style:family="text"/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Fondo_20_Gris" style:display-name="Fondo Gris" style:family="text">
      <style:text-properties fo:background-color="#cccccc" loext:padding="0.101cm" loext:border="0.06pt solid #b2b2b2" loext:shadow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erde" style:family="text">
      <style:text-properties fo:background-color="#81d41a"/>
    </style:style>
    <style:style style:name="Graphics" style:family="graphic">
      <style:graphic-properties text:anchor-type="paragraph" svg:x="0cm" svg:y="0cm" fo:margin-top="0.499cm" fo:margin-bottom="0.499cm" style:wrap="none" style:vertical-pos="top" style:vertical-rel="paragraph" style:horizontal-pos="center" style:horizontal-rel="paragraph" fo:background-color="transparent" draw:fill="none" draw:wrap-influence-on-position="once-concurrent" loext:allow-overlap="tru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svg:width="0.139cm" fo:min-height="0.139cm" text:anchor-type="as-char" svg:y="0cm" fo:margin-left="0.199cm" fo:margin-right="0.199cm" fo:margin-top="0.199cm" fo:margin-bottom="0.199cm" style:wrap="parallel" style:number-wrapped-paragraphs="no-limit" style:wrap-contour="false" style:vertical-pos="from-top" fo:background-color="transparent" draw:fill="none" draw:fill-color="#729fcf" style:shadow="none" draw:shadow-opacity="100%">
        <style:columns fo:column-count="1" fo:column-gap="0cm"/>
      </style:graphic-properties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Bloque" style:family="graphic" style:parent-style-name="Graphics">
      <style:graphic-properties text:anchor-type="paragraph" svg:x="7.001cm" fo:margin-top="0.6cm" fo:margin-bottom="0.6cm" style:horizontal-pos="from-left" style:horizontal-rel="page"/>
    </style:style>
    <style:style style:name="Ejemplo" style:family="graphic" style:parent-style-name="Graphics">
      <style:graphic-properties text:anchor-type="paragraph" svg:x="0cm" fo:margin-left="0.7cm" fo:margin-right="0.499cm" style:wrap="left" style:number-wrapped-paragraphs="no-limit" style:wrap-contour="false" style:horizontal-pos="right" style:horizontal-rel="paragraph" fo:background-color="transparent" draw:fill="none" draw:fill-color="#729fcf"/>
    </style:style>
    <style:style style:name="Inline" style:family="graphic" style:parent-style-name="Graphics">
      <style:graphic-properties svg:x="0cm" svg:y="0cm" fo:margin-top="0cm" fo:margin-bottom="0cm" style:wrap="right" style:number-wrapped-paragraphs="no-limit" style:wrap-contour="false" style:vertical-pos="middle" style:vertical-rel="paragraph" style:horizontal-pos="left" style:horizontal-rel="paragraph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-0.501cm" fo:margin-left="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499cm" fo:text-indent="-0.0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listtab" text:list-tab-stop-position="1cm" fo:text-indent="-0.6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listtab" text:list-tab-stop-position="1.499cm" fo:text-indent="-1.0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listtab" text:list-tab-stop-position="2cm" fo:text-indent="-1.6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listtab" text:list-tab-stop-position="2.499cm" fo:text-indent="-2.0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listtab" text:list-tab-stop-position="3cm" fo:text-indent="-2.6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listtab" text:list-tab-stop-position="3.5cm" fo:text-indent="-3.0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listtab" text:list-tab-stop-position="4.001cm" fo:text-indent="-3.6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listtab" text:list-tab-stop-position="4.5cm" fo:text-indent="-4.0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listtab" text:list-tab-stop-position="5.001cm" fo:text-indent="-4.6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Trabajo_20_Practico" style:display-name="Trabajo Practico">
      <text:list-level-style-number text:level="1" text:style-name="Numbering_20_Symbols" loext:num-list-format=" %1%" style:num-prefix=" " style:num-format="1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2" text:style-name="Numbering_20_Symbols" loext:num-list-format=" %1%.%2%" style:num-prefix=" " style:num-format="1" text:display-levels="2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3" text:style-name="Numbering_20_Symbols" loext:num-list-format=" %1%.%2%.%3%" style:num-prefix=" " style:num-format="1" text:display-levels="3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4" text:style-name="Numbering_20_Symbols" loext:num-list-format=" %4%." style:num-prefix=" " style:num-suffix="." style:num-format="1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5" text:style-name="Numbering_20_Symbols" loext:num-list-format=" %5%." style:num-prefix=" " style:num-suffix="." style:num-format="1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6" text:style-name="Numbering_20_Symbols" loext:num-list-format=" %6%." style:num-prefix=" " style:num-suffix="." style:num-format="1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7" text:style-name="Numbering_20_Symbols" loext:num-list-format=" %7%." style:num-prefix=" " style:num-suffix="." style:num-format="1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8" text:style-name="Numbering_20_Symbols" loext:num-list-format=" %8%." style:num-prefix=" " style:num-suffix="." style:num-format="1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9" text:style-name="Numbering_20_Symbols" loext:num-list-format=" %9%." style:num-prefix=" " style:num-suffix="." style:num-format="1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10" text:style-name="Numbering_20_Symbols" loext:num-list-format=" %10%." style:num-prefix=" " style:num-suffix="." style:num-format="1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palabrada">
      <text:list-level-style-number text:level="1" text:style-name="Strong_20_Emphasis" loext:num-list-format="%1%." style:num-suffix="." style:num-format="First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squema_20_Explicacion" style:display-name="Esquema Explicacion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loext:num-list-format="%1%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charset="x-symbol"/>
      </text:list-level-style-bullet>
      <text:list-level-style-bullet text:level="2" text:style-name="ListLabel_20_2" loext:num-list-format="%2%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ListLabel_20_3" loext:num-list-format="%3%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ListLabel_20_4" loext:num-list-format="%4%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ListLabel_20_5" loext:num-list-format="%5%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ListLabel_20_6" loext:num-list-format="%6%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ListLabel_20_7" loext:num-list-format="%7%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ListLabel_20_8" loext:num-list-format="%8%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ListLabel_20_9" loext:num-list-format="%9%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loext:num-list-format="%1%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charset="x-symbol"/>
      </text:list-level-style-bullet>
      <text:list-level-style-bullet text:level="2" text:style-name="ListLabel_20_11" loext:num-list-format="%2%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ListLabel_20_12" loext:num-list-format="%3%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ListLabel_20_13" loext:num-list-format="%4%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ListLabel_20_14" loext:num-list-format="%5%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ListLabel_20_15" loext:num-list-format="%6%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ListLabel_20_16" loext:num-list-format="%7%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ListLabel_20_17" loext:num-list-format="%8%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ListLabel_20_18" loext:num-list-format="%9%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14">
      <number:year number:style="long"/>
    </number:date-style>
    <number:date-style style:name="N115">
      <number:month number:style="long"/>
      <number:text>-</number:text>
      <number:year number:style="long"/>
    </number:date-style>
    <number:date-style style:name="N10114" number:language="es" number:country="AR" number:title="Definido por el usuario">
      <number:year number:style="long"/>
    </number:date-style>
    <number:date-style style:name="N10115" number:language="es" number:country="AR">
      <number:month number:style="long"/>
      <number:text>-</number:text>
      <number:year number:style="long"/>
    </number:dat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00b2ba5" officeooo:paragraph-rsid="002ec0d7"/>
    </style:style>
    <style:style style:name="MP2" style:family="paragraph" style:parent-style-name="Footer">
      <style:text-properties officeooo:rsid="002ec0d7" officeooo:paragraph-rsid="006ae128"/>
    </style:style>
    <style:style style:name="MP3" style:family="paragraph" style:parent-style-name="Footer">
      <style:text-properties officeooo:paragraph-rsid="0037e73e"/>
    </style:style>
    <style:style style:name="MP4" style:family="paragraph" style:parent-style-name="Footer">
      <style:text-properties officeooo:rsid="000b2ba5" officeooo:paragraph-rsid="006ae128"/>
    </style:style>
    <style:style style:name="MP5" style:family="paragraph" style:parent-style-name="Footer">
      <style:text-properties officeooo:paragraph-rsid="00307e24"/>
    </style:style>
    <style:style style:name="MT1" style:family="text">
      <style:text-properties officeooo:rsid="00277460"/>
    </style:style>
    <style:style style:name="MT2" style:family="text">
      <style:text-properties style:font-name="Fabrikat" fo:font-size="13pt" style:font-size-asian="10.5pt"/>
    </style:style>
    <style:style style:name="MT3" style:family="text">
      <style:text-properties style:font-name="Fabrikat" fo:font-size="13pt" officeooo:rsid="00176edb" style:font-size-asian="10.5pt"/>
    </style:style>
    <style:style style:name="MT4" style:family="text">
      <style:text-properties style:font-name="Fabrikat" fo:font-size="13pt" officeooo:rsid="000b2ba5" style:font-size-asian="10.5pt"/>
    </style:style>
    <style:style style:name="MT5" style:family="text">
      <style:text-properties officeooo:rsid="003b54cc"/>
    </style:style>
    <style:style style:name="MT6" style:family="text">
      <style:text-properties officeooo:rsid="0012abe4"/>
    </style:style>
    <style:style style:name="MT7" style:family="text">
      <style:text-properties officeooo:rsid="0037e73e"/>
    </style:style>
    <style:style style:name="MT8" style:family="text">
      <style:text-properties officeooo:rsid="006ae128"/>
    </style:style>
    <style:style style:name="Mfr1" style:family="graphic" style:parent-style-name="Graphics">
      <style:graphic-properties fo:margin-left="0.318cm" fo:margin-right="0.318cm" fo:margin-top="0.318cm" fo:margin-bottom="0.318cm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MP1"><draw:frame draw:style-name="Mfr1" draw:name="LogoUNRN" text:anchor-type="paragraph" svg:x="0cm" svg:y="0cm" svg:width="6.551cm" svg:height="1.044cm" draw:z-index="10"><draw:image xlink:href="Pictures/1000000100000500000000C8CFF9BEFA.png" xlink:type="simple" xlink:show="embed" xlink:actuate="onLoad" draw:mime-type="image/png"/></draw:frame><text:tab/><text:tab/><text:span text:style-name="MT1">Ingeniería en Computación</text:span></text:p>
        <text:p text:style-name="MP2"><text:span text:style-name="MT2"><text:tab/><text:tab/></text:span><text:span text:style-name="MT3">Curso de Ingreso </text:span><text:span text:style-name="MT4"><text:date style:data-style-name="N114" text:date-value="2024-02-09T15:01:08.333999952">2024</text:date></text:span></text:p>
      </style:header>
      <style:footer>
        <text:p text:style-name="MP3"><text:span text:style-name="MT5">r</text:span><text:editing-cycles>40</text:editing-cycles>/<text:span text:style-name="MT6"><text:date style:data-style-name="N10114" text:date-value="2024-02-09T15:01:08.333999952">2024</text:date></text:span><text:span text:style-name="MT7">(</text:span><text:span text:style-name="MT7"><text:author-initials text:fixed="false">MV</text:author-initials></text:span><text:span text:style-name="MT7">)</text:span><text:tab/><text:tab/><text:span text:style-name="Fondo_20_Gris">Página </text:span><text:span text:style-name="Fondo_20_Gris"><text:page-number text:select-page="current">8</text:page-number></text:span><text:span text:style-name="Fondo_20_Gris"><text:s/>de </text:span><text:span text:style-name="Fondo_20_Gris"><text:expression text:formula="ooow:page" office:value-type="float" office:value="8" style:data-style-name="N0">8</text:expression></text:span></text:p>
      </style:footer>
    </style:master-page>
    <style:master-page style:name="HTML" style:page-layout-name="Mpm2" draw:style-name="Mdp1"/>
    <style:master-page style:name="Landscape" style:page-layout-name="Mpm3" draw:style-name="Mdp1"/>
    <style:master-page style:name="First_20_Page" style:display-name="First Page" style:page-layout-name="Mpm4" draw:style-name="Mdp1" style:next-style-name="Standard"/>
    <style:master-page style:name="Index" style:page-layout-name="Mpm4" draw:style-name="Mdp1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dnote" style:page-layout-name="Mpm7" draw:style-name="Mdp1">
      <style:header>
        <text:p text:style-name="MP4"><draw:frame draw:style-name="Mfr1" draw:name="LogoUNRN2" text:anchor-type="paragraph" svg:x="0cm" svg:y="0cm" svg:width="6.551cm" svg:height="1.044cm" draw:z-index="0"><draw:image xlink:href="Pictures/1000000100000500000000C8CFF9BEFA.png" xlink:type="simple" xlink:show="embed" xlink:actuate="onLoad" draw:mime-type="image/png"/></draw:frame><text:tab/><text:tab/><text:span text:style-name="MT8">Módulo 5</text:span></text:p>
        <text:p text:style-name="MP2"><text:span text:style-name="MT2"><text:tab/><text:tab/></text:span><text:span text:style-name="MT3">Curso de Ingreso </text:span><text:span text:style-name="MT4"><text:date style:data-style-name="N114" text:date-value="2024-02-09T15:01:08.336000293">2024</text:date></text:span></text:p>
      </style:header>
      <style:footer>
        <text:p text:style-name="MP5"><text:span text:style-name="MT5">r</text:span><text:editing-cycles>40</text:editing-cycles>/<text:span text:style-name="MT6"><text:date style:data-style-name="N10114" text:date-value="2024-02-09T15:01:08.336999835">2024</text:date></text:span><text:span text:style-name="MT7">(</text:span><text:span text:style-name="MT7"><text:author-initials text:fixed="false">MV</text:author-initials></text:span><text:span text:style-name="MT7">)</text:span><text:tab/><text:tab/><text:span text:style-name="Fondo_20_Gris">Página </text:span><text:span text:style-name="Fondo_20_Gris"><text:page-number text:select-page="current">0</text:page-number></text:span><text:span text:style-name="Fondo_20_Gris"><text:s/>de </text:span><text:span text:style-name="Fondo_20_Gris"><text:expression text:formula="ooow:page" office:value-type="float" office:value="0" style:data-style-name="N0">65</text:expressio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artín René Vilugrón</meta:initial-creator>
    <meta:creation-date>2018-10-16T17:36:25.520000000</meta:creation-date>
    <dc:date>2024-02-09T15:01:08.161000000</dc:date>
    <dc:creator>Martín René Vilugrón</dc:creator>
    <meta:editing-duration>P4DT9H50M41S</meta:editing-duration>
    <meta:editing-cycles>40</meta:editing-cycles>
    <meta:generator>LibreOffice/24.2.0.3$Windows_X86_64 LibreOffice_project/da48488a73ddd66ea24cf16bbc4f7b9c08e9bea1</meta:generator>
    <meta:document-statistic meta:table-count="1" meta:image-count="2" meta:object-count="4" meta:page-count="8" meta:paragraph-count="306" meta:word-count="1572" meta:character-count="8519" meta:non-whitespace-character-count="7224"/>
  </office:meta>
</office:document-meta>
</file>

<file path=Object 1/content.xml><?xml version="1.0" encoding="utf-8"?>
<math xmlns="http://www.w3.org/1998/Math/MathML">
  <semantics>
    <mrow>
      <mn>0</mn>
      <mrow>
        <mi>!</mi>
        <mo stretchy="false">=</mo>
        <mn>1</mn>
      </mrow>
    </mrow>
    <annotation encoding="StarMath 5.0">0! = 1</annotation>
  </semantics>
</math>
</file>

<file path=Object 2/content.xml><?xml version="1.0" encoding="utf-8"?>
<math xmlns="http://www.w3.org/1998/Math/MathML" display="block">
  <semantics>
    <mrow>
      <mrow>
        <mn>4</mn>
        <mo stretchy="false">+</mo>
        <mn>4</mn>
      </mrow>
      <mo stretchy="false">⇒</mo>
      <mrow>
        <mrow>
          <mn>4</mn>
          <mo stretchy="false">+</mo>
          <mn>1</mn>
          <mo stretchy="false">+</mo>
          <mn>1</mn>
          <mo stretchy="false">+</mo>
          <mn>1</mn>
          <mo stretchy="false">+</mo>
          <mn>1</mn>
        </mrow>
        <mo stretchy="false">=</mo>
        <mn>8</mn>
      </mrow>
    </mrow>
    <annotation encoding="StarMath 5.0">4+4 drarrow 4+1+1+1+1=8</annotation>
  </semantics>
</math>
</file>

<file path=Object 3/content.xml><?xml version="1.0" encoding="utf-8"?>
<math xmlns="http://www.w3.org/1998/Math/MathML" display="block">
  <semantics>
    <mrow>
      <mi mathvariant="italic">Area</mi>
      <mo stretchy="false">=</mo>
      <mfrac>
        <mrow>
          <mi>b</mi>
          <mo stretchy="false">×</mo>
          <mi>h</mi>
        </mrow>
        <mn>2</mn>
      </mfrac>
    </mrow>
    <annotation encoding="StarMath 5.0">Area = frac {b  times  h} {2} </annotation>
  </semantics>
</math>
</file>

<file path=Object 4/content.xml><?xml version="1.0" encoding="utf-8"?>
<math xmlns="http://www.w3.org/1998/Math/MathML" display="block">
  <semantics>
    <mrow>
      <mn>5</mn>
      <mo stretchy="false">⇒</mo>
      <mrow>
        <mrow>
          <mn>2</mn>
          <mo stretchy="false">+</mo>
          <mn>22</mn>
          <mo stretchy="false">+</mo>
          <mn>222</mn>
          <mo stretchy="false">+</mo>
          <mn>2222</mn>
          <mo stretchy="false">+</mo>
          <mn>22222</mn>
        </mrow>
        <mo stretchy="false">=</mo>
        <mn>24690</mn>
      </mrow>
    </mrow>
    <annotation encoding="StarMath 5.0">5 drarrow 2 + 22 + 222 + 2222 + 22222 = 24690</annotation>
  </semantics>
</math>
</file>